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33in" svg:x="3.0795in" svg:y="6.9504in">
            <draw:object draw:notify-on-update-of-ranges="Sheet1.A2:Sheet1.B2 Sheet1.A3:Sheet1.B40 Sheet1.E2:Sheet1.E2 Sheet1.E3:Sheet1.E40 Sheet1.D3:Sheet1.D40 Sheet1.F2:Sheet1.F2 Sheet1.F3:Sheet1.F40 Sheet1.D3:Sheet1.D40 Sheet1.G2:Sheet1.G2 Sheet1.G3:Sheet1.G40 Sheet1.D3:Sheet1.D40 Sheet1.H2:Sheet1.H2 Sheet1.H3:Sheet1.H40 Sheet1.D3:Sheet1.D40 Sheet1.I2:Sheet1.I2 Sheet1.I3:Sheet1.I40 Sheet1.D3:Sheet1.D40 Sheet1.J2:Sheet1.J2 Sheet1.J3:Sheet1.J40 Sheet1.D3:Sheet1.D40 Sheet1.K2:Sheet1.K2 Sheet1.K3:Sheet1.K40 Sheet1.D3:Sheet1.D40 Sheet1.L2:Sheet1.L2 Sheet1.L3:Sheet1.L40 Sheet1.D3:Sheet1.D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5512in" svg:y="17.2791in">
            <draw:object draw:notify-on-update-of-ranges="Sheet1.E63:Sheet1.E63 Sheet1.E64:Sheet1.E101 Sheet1.D64:Sheet1.D101 Sheet1.F63:Sheet1.F63 Sheet1.F64:Sheet1.F101 Sheet1.D64:Sheet1.D101 Sheet1.G63:Sheet1.G63 Sheet1.G64:Sheet1.G101 Sheet1.D64:Sheet1.D101 Sheet1.H63:Sheet1.H63 Sheet1.H64:Sheet1.H101 Sheet1.D64:Sheet1.D101 Sheet1.I63:Sheet1.I63 Sheet1.I64:Sheet1.I101 Sheet1.D64:Sheet1.D101 Sheet1.J63:Sheet1.J63 Sheet1.J64:Sheet1.J101 Sheet1.D64:Sheet1.D101 Sheet1.K63:Sheet1.K63 Sheet1.K64:Sheet1.K101 Sheet1.D64:Sheet1.D101 Sheet1.L63:Sheet1.L63 Sheet1.L64:Sheet1.L101 Sheet1.D64:Sheet1.D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IFMod new8</text:p>
          </table:table-cell>
          <table:table-cell/>
          <table:table-cell office:value-type="string">
            <text:p>RF input (dBm)</text:p>
          </table:table-cell>
          <table:table-cell office:value-type="string">
            <text:p>RF freq (GHz)</text:p>
          </table:table-cell>
          <table:table-cell office:value-type="string">
            <text:p>P_out 28</text:p>
          </table:table-cell>
          <table:table-cell office:value-type="string">
            <text:p>P_out 29</text:p>
          </table:table-cell>
          <table:table-cell office:value-type="string">
            <text:p>P_out 30</text:p>
          </table:table-cell>
          <table:table-cell office:value-type="string">
            <text:p>P_out 31</text:p>
          </table:table-cell>
          <table:table-cell office:value-type="string">
            <text:p>P_out CO 28</text:p>
          </table:table-cell>
          <table:table-cell table:style-name="ce1" office:value-type="string">
            <text:p>P_out CO 29</text:p>
          </table:table-cell>
          <table:table-cell table:style-name="ce1" office:value-type="string">
            <text:p>P_out CO 30</text:p>
          </table:table-cell>
          <table:table-cell office:value-type="string">
            <text:p>P_out CO 3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10.97">
            <text:p>10.97</text:p>
          </table:table-cell>
          <table:table-cell office:value-type="float" office:value="11.99">
            <text:p>11.99</text:p>
          </table:table-cell>
          <table:table-cell office:value-type="float" office:value="12.28">
            <text:p>12.28</text:p>
          </table:table-cell>
          <table:table-cell office:value-type="float" office:value="10.6">
            <text:p>10.6</text:p>
          </table:table-cell>
          <table:table-cell office:value-type="float" office:value="10.25">
            <text:p>10.25</text:p>
          </table:table-cell>
          <table:table-cell office:value-type="float" office:value="11.3">
            <text:p>11.3</text:p>
          </table:table-cell>
          <table:table-cell office:value-type="float" office:value="11.36">
            <text:p>11.36</text:p>
          </table:table-cell>
          <table:table-cell office:value-type="float" office:value="10.12">
            <text:p>10.1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3">
            <text:p>5.3</text:p>
          </table:table-cell>
          <table:table-cell office:value-type="float" office:value="11.6">
            <text:p>11.6</text:p>
          </table:table-cell>
          <table:table-cell office:value-type="float" office:value="12.71">
            <text:p>12.71</text:p>
          </table:table-cell>
          <table:table-cell office:value-type="float" office:value="12.5">
            <text:p>12.5</text:p>
          </table:table-cell>
          <table:table-cell office:value-type="float" office:value="11.13">
            <text:p>11.13</text:p>
          </table:table-cell>
          <table:table-cell office:value-type="float" office:value="10.88">
            <text:p>10.88</text:p>
          </table:table-cell>
          <table:table-cell office:value-type="float" office:value="12.08">
            <text:p>12.08</text:p>
          </table:table-cell>
          <table:table-cell office:value-type="float" office:value="12.16">
            <text:p>12.16</text:p>
          </table:table-cell>
          <table:table-cell office:value-type="float" office:value="10.41">
            <text:p>10.4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11.28">
            <text:p>11.28</text:p>
          </table:table-cell>
          <table:table-cell office:value-type="float" office:value="12.74">
            <text:p>12.74</text:p>
          </table:table-cell>
          <table:table-cell office:value-type="float" office:value="11.97">
            <text:p>11.97</text:p>
          </table:table-cell>
          <table:table-cell office:value-type="float" office:value="10.73">
            <text:p>10.73</text:p>
          </table:table-cell>
          <table:table-cell office:value-type="float" office:value="10.59">
            <text:p>10.59</text:p>
          </table:table-cell>
          <table:table-cell office:value-type="float" office:value="12.14">
            <text:p>12.14</text:p>
          </table:table-cell>
          <table:table-cell office:value-type="float" office:value="11.63">
            <text:p>11.63</text:p>
          </table:table-cell>
          <table:table-cell office:value-type="float" office:value="10.02">
            <text:p>10.0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12.95">
            <text:p>12.95</text:p>
          </table:table-cell>
          <table:table-cell office:value-type="float" office:value="13.86">
            <text:p>13.86</text:p>
          </table:table-cell>
          <table:table-cell office:value-type="float" office:value="13.49">
            <text:p>13.49</text:p>
          </table:table-cell>
          <table:table-cell office:value-type="float" office:value="12.1">
            <text:p>12.1</text:p>
          </table:table-cell>
          <table:table-cell office:value-type="float" office:value="12.12">
            <text:p>12.12</text:p>
          </table:table-cell>
          <table:table-cell office:value-type="float" office:value="13.63">
            <text:p>13.63</text:p>
          </table:table-cell>
          <table:table-cell office:value-type="float" office:value="13.14">
            <text:p>13.14</text:p>
          </table:table-cell>
          <table:table-cell office:value-type="float" office:value="11.52">
            <text:p>11.5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6">
            <text:p>5.6</text:p>
          </table:table-cell>
          <table:table-cell office:value-type="float" office:value="13.59">
            <text:p>13.59</text:p>
          </table:table-cell>
          <table:table-cell office:value-type="float" office:value="14.7">
            <text:p>14.7</text:p>
          </table:table-cell>
          <table:table-cell office:value-type="float" office:value="14.27">
            <text:p>14.27</text:p>
          </table:table-cell>
          <table:table-cell office:value-type="float" office:value="12.36">
            <text:p>12.36</text:p>
          </table:table-cell>
          <table:table-cell office:value-type="float" office:value="13.24">
            <text:p>13.24</text:p>
          </table:table-cell>
          <table:table-cell office:value-type="float" office:value="14.36">
            <text:p>14.36</text:p>
          </table:table-cell>
          <table:table-cell office:value-type="float" office:value="14.22">
            <text:p>14.22</text:p>
          </table:table-cell>
          <table:table-cell office:value-type="float" office:value="12.57">
            <text:p>12.5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7">
            <text:p>5.7</text:p>
          </table:table-cell>
          <table:table-cell office:value-type="float" office:value="13.44">
            <text:p>13.44</text:p>
          </table:table-cell>
          <table:table-cell table:number-columns-repeated="2" office:value-type="float" office:value="14.56">
            <text:p>14.56</text:p>
          </table:table-cell>
          <table:table-cell office:value-type="float" office:value="12.71">
            <text:p>12.71</text:p>
          </table:table-cell>
          <table:table-cell office:value-type="float" office:value="13.24">
            <text:p>13.24</text:p>
          </table:table-cell>
          <table:table-cell office:value-type="float" office:value="14.68">
            <text:p>14.68</text:p>
          </table:table-cell>
          <table:table-cell office:value-type="float" office:value="14.19">
            <text:p>14.19</text:p>
          </table:table-cell>
          <table:table-cell office:value-type="float" office:value="12.83">
            <text:p>12.8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13.37">
            <text:p>13.37</text:p>
          </table:table-cell>
          <table:table-cell office:value-type="float" office:value="14.34">
            <text:p>14.34</text:p>
          </table:table-cell>
          <table:table-cell office:value-type="float" office:value="14.05">
            <text:p>14.05</text:p>
          </table:table-cell>
          <table:table-cell office:value-type="float" office:value="12.58">
            <text:p>12.58</text:p>
          </table:table-cell>
          <table:table-cell office:value-type="float" office:value="13.34">
            <text:p>13.34</text:p>
          </table:table-cell>
          <table:table-cell office:value-type="float" office:value="14.44">
            <text:p>14.44</text:p>
          </table:table-cell>
          <table:table-cell office:value-type="float" office:value="13.89">
            <text:p>13.89</text:p>
          </table:table-cell>
          <table:table-cell office:value-type="float" office:value="12.4">
            <text:p>12.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office:value-type="float" office:value="13.28">
            <text:p>13.28</text:p>
          </table:table-cell>
          <table:table-cell office:value-type="float" office:value="14.86">
            <text:p>14.86</text:p>
          </table:table-cell>
          <table:table-cell office:value-type="float" office:value="14.2">
            <text:p>14.2</text:p>
          </table:table-cell>
          <table:table-cell office:value-type="float" office:value="13.09">
            <text:p>13.09</text:p>
          </table:table-cell>
          <table:table-cell office:value-type="float" office:value="13.5">
            <text:p>13.5</text:p>
          </table:table-cell>
          <table:table-cell office:value-type="float" office:value="14.39">
            <text:p>14.39</text:p>
          </table:table-cell>
          <table:table-cell office:value-type="float" office:value="14.19">
            <text:p>14.19</text:p>
          </table:table-cell>
          <table:table-cell office:value-type="float" office:value="13.12">
            <text:p>13.1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.68">
            <text:p>12.68</text:p>
          </table:table-cell>
          <table:table-cell office:value-type="float" office:value="14.07">
            <text:p>14.07</text:p>
          </table:table-cell>
          <table:table-cell office:value-type="float" office:value="13.64">
            <text:p>13.64</text:p>
          </table:table-cell>
          <table:table-cell office:value-type="float" office:value="12.6">
            <text:p>12.6</text:p>
          </table:table-cell>
          <table:table-cell office:value-type="float" office:value="12.86">
            <text:p>12.86</text:p>
          </table:table-cell>
          <table:table-cell office:value-type="float" office:value="13.97">
            <text:p>13.97</text:p>
          </table:table-cell>
          <table:table-cell office:value-type="float" office:value="13.49">
            <text:p>13.49</text:p>
          </table:table-cell>
          <table:table-cell office:value-type="float" office:value="12.19">
            <text:p>12.1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9.19">
            <text:p>9.19</text:p>
          </table:table-cell>
          <table:table-cell office:value-type="float" office:value="10.18">
            <text:p>10.18</text:p>
          </table:table-cell>
          <table:table-cell office:value-type="float" office:value="10.07">
            <text:p>10.07</text:p>
          </table:table-cell>
          <table:table-cell office:value-type="float" office:value="7.57">
            <text:p>7.57</text:p>
          </table:table-cell>
          <table:table-cell office:value-type="float" office:value="9.14">
            <text:p>9.14</text:p>
          </table:table-cell>
          <table:table-cell office:value-type="float" office:value="9.82">
            <text:p>9.82</text:p>
          </table:table-cell>
          <table:table-cell office:value-type="float" office:value="9.95">
            <text:p>9.95</text:p>
          </table:table-cell>
          <table:table-cell office:value-type="float" office:value="7.55">
            <text:p>7.5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11.1">
            <text:p>11.1</text:p>
          </table:table-cell>
          <table:table-cell office:value-type="float" office:value="11.76">
            <text:p>11.76</text:p>
          </table:table-cell>
          <table:table-cell office:value-type="float" office:value="12">
            <text:p>12</text:p>
          </table:table-cell>
          <table:table-cell office:value-type="float" office:value="10.53">
            <text:p>10.53</text:p>
          </table:table-cell>
          <table:table-cell office:value-type="float" office:value="10.82">
            <text:p>10.82</text:p>
          </table:table-cell>
          <table:table-cell office:value-type="float" office:value="11.55">
            <text:p>11.55</text:p>
          </table:table-cell>
          <table:table-cell office:value-type="float" office:value="11.54">
            <text:p>11.54</text:p>
          </table:table-cell>
          <table:table-cell office:value-type="float" office:value="10.38">
            <text:p>10.3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3">
            <text:p>6.3</text:p>
          </table:table-cell>
          <table:table-cell office:value-type="float" office:value="10.52">
            <text:p>10.52</text:p>
          </table:table-cell>
          <table:table-cell office:value-type="float" office:value="11.78">
            <text:p>11.78</text:p>
          </table:table-cell>
          <table:table-cell office:value-type="float" office:value="11.66">
            <text:p>11.66</text:p>
          </table:table-cell>
          <table:table-cell office:value-type="float" office:value="9.97">
            <text:p>9.97</text:p>
          </table:table-cell>
          <table:table-cell office:value-type="float" office:value="10.4">
            <text:p>10.4</text:p>
          </table:table-cell>
          <table:table-cell office:value-type="float" office:value="11.66">
            <text:p>11.66</text:p>
          </table:table-cell>
          <table:table-cell office:value-type="float" office:value="11.1">
            <text:p>11.1</text:p>
          </table:table-cell>
          <table:table-cell office:value-type="float" office:value="9.91">
            <text:p>9.9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4">
            <text:p>6.4</text:p>
          </table:table-cell>
          <table:table-cell office:value-type="float" office:value="10.54">
            <text:p>10.54</text:p>
          </table:table-cell>
          <table:table-cell office:value-type="float" office:value="12.2">
            <text:p>12.2</text:p>
          </table:table-cell>
          <table:table-cell office:value-type="float" office:value="11.85">
            <text:p>11.85</text:p>
          </table:table-cell>
          <table:table-cell office:value-type="float" office:value="10.33">
            <text:p>10.33</text:p>
          </table:table-cell>
          <table:table-cell office:value-type="float" office:value="10.48">
            <text:p>10.48</text:p>
          </table:table-cell>
          <table:table-cell office:value-type="float" office:value="12.02">
            <text:p>12.02</text:p>
          </table:table-cell>
          <table:table-cell office:value-type="float" office:value="11.54">
            <text:p>11.54</text:p>
          </table:table-cell>
          <table:table-cell office:value-type="float" office:value="10.08">
            <text:p>10.0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11.76">
            <text:p>11.76</text:p>
          </table:table-cell>
          <table:table-cell office:value-type="float" office:value="13.23">
            <text:p>13.23</text:p>
          </table:table-cell>
          <table:table-cell office:value-type="float" office:value="12.33">
            <text:p>12.33</text:p>
          </table:table-cell>
          <table:table-cell office:value-type="float" office:value="11.41">
            <text:p>11.41</text:p>
          </table:table-cell>
          <table:table-cell office:value-type="float" office:value="11.53">
            <text:p>11.53</text:p>
          </table:table-cell>
          <table:table-cell office:value-type="float" office:value="12.23">
            <text:p>12.23</text:p>
          </table:table-cell>
          <table:table-cell office:value-type="float" office:value="12.63">
            <text:p>12.63</text:p>
          </table:table-cell>
          <table:table-cell office:value-type="float" office:value="10.78">
            <text:p>10.7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12.54">
            <text:p>12.54</text:p>
          </table:table-cell>
          <table:table-cell office:value-type="float" office:value="13.92">
            <text:p>13.92</text:p>
          </table:table-cell>
          <table:table-cell office:value-type="float" office:value="13.47">
            <text:p>13.47</text:p>
          </table:table-cell>
          <table:table-cell office:value-type="float" office:value="12.15">
            <text:p>12.15</text:p>
          </table:table-cell>
          <table:table-cell office:value-type="float" office:value="11.47">
            <text:p>11.47</text:p>
          </table:table-cell>
          <table:table-cell office:value-type="float" office:value="13.12">
            <text:p>13.12</text:p>
          </table:table-cell>
          <table:table-cell office:value-type="float" office:value="12.61">
            <text:p>12.61</text:p>
          </table:table-cell>
          <table:table-cell office:value-type="float" office:value="11.2">
            <text:p>11.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7">
            <text:p>6.7</text:p>
          </table:table-cell>
          <table:table-cell office:value-type="float" office:value="12.14">
            <text:p>12.14</text:p>
          </table:table-cell>
          <table:table-cell office:value-type="float" office:value="13.69">
            <text:p>13.69</text:p>
          </table:table-cell>
          <table:table-cell office:value-type="float" office:value="13.33">
            <text:p>13.33</text:p>
          </table:table-cell>
          <table:table-cell office:value-type="float" office:value="11.65">
            <text:p>11.65</text:p>
          </table:table-cell>
          <table:table-cell office:value-type="float" office:value="10.47">
            <text:p>10.47</text:p>
          </table:table-cell>
          <table:table-cell office:value-type="float" office:value="12.15">
            <text:p>12.15</text:p>
          </table:table-cell>
          <table:table-cell office:value-type="float" office:value="11.25">
            <text:p>11.25</text:p>
          </table:table-cell>
          <table:table-cell office:value-type="float" office:value="10.53">
            <text:p>10.5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79999999999999">
            <text:p>6.8</text:p>
          </table:table-cell>
          <table:table-cell office:value-type="float" office:value="12.26">
            <text:p>12.26</text:p>
          </table:table-cell>
          <table:table-cell office:value-type="float" office:value="13.77">
            <text:p>13.77</text:p>
          </table:table-cell>
          <table:table-cell office:value-type="float" office:value="13.18">
            <text:p>13.18</text:p>
          </table:table-cell>
          <table:table-cell office:value-type="float" office:value="11.8">
            <text:p>11.8</text:p>
          </table:table-cell>
          <table:table-cell office:value-type="float" office:value="9.5">
            <text:p>9.5</text:p>
          </table:table-cell>
          <table:table-cell office:value-type="float" office:value="11.15">
            <text:p>11.15</text:p>
          </table:table-cell>
          <table:table-cell office:value-type="float" office:value="9.82">
            <text:p>9.82</text:p>
          </table:table-cell>
          <table:table-cell office:value-type="float" office:value="9.13">
            <text:p>9.1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89999999999999">
            <text:p>6.9</text:p>
          </table:table-cell>
          <table:table-cell office:value-type="float" office:value="12.09">
            <text:p>12.09</text:p>
          </table:table-cell>
          <table:table-cell office:value-type="float" office:value="13.62">
            <text:p>13.62</text:p>
          </table:table-cell>
          <table:table-cell office:value-type="float" office:value="12.74">
            <text:p>12.74</text:p>
          </table:table-cell>
          <table:table-cell office:value-type="float" office:value="11.58">
            <text:p>11.58</text:p>
          </table:table-cell>
          <table:table-cell office:value-type="float" office:value="8.09">
            <text:p>8.09</text:p>
          </table:table-cell>
          <table:table-cell office:value-type="float" office:value="10.27">
            <text:p>10.27</text:p>
          </table:table-cell>
          <table:table-cell office:value-type="float" office:value="9.16">
            <text:p>9.16</text:p>
          </table:table-cell>
          <table:table-cell office:value-type="float" office:value="8.22">
            <text:p>8.2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.28">
            <text:p>12.28</text:p>
          </table:table-cell>
          <table:table-cell office:value-type="float" office:value="13.72">
            <text:p>13.72</text:p>
          </table:table-cell>
          <table:table-cell office:value-type="float" office:value="12.86">
            <text:p>12.86</text:p>
          </table:table-cell>
          <table:table-cell office:value-type="float" office:value="11.76">
            <text:p>11.76</text:p>
          </table:table-cell>
          <table:table-cell office:value-type="float" office:value="6.89">
            <text:p>6.89</text:p>
          </table:table-cell>
          <table:table-cell office:value-type="float" office:value="9.29">
            <text:p>9.29</text:p>
          </table:table-cell>
          <table:table-cell office:value-type="float" office:value="8.13">
            <text:p>8.13</text:p>
          </table:table-cell>
          <table:table-cell office:value-type="float" office:value="6.8">
            <text:p>6.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09999999999999">
            <text:p>7.1</text:p>
          </table:table-cell>
          <table:table-cell office:value-type="float" office:value="12.89">
            <text:p>12.89</text:p>
          </table:table-cell>
          <table:table-cell office:value-type="float" office:value="14.15">
            <text:p>14.15</text:p>
          </table:table-cell>
          <table:table-cell office:value-type="float" office:value="13.63">
            <text:p>13.63</text:p>
          </table:table-cell>
          <table:table-cell office:value-type="float" office:value="12.32">
            <text:p>12.32</text:p>
          </table:table-cell>
          <table:table-cell office:value-type="float" office:value="6.77">
            <text:p>6.77</text:p>
          </table:table-cell>
          <table:table-cell office:value-type="float" office:value="9.56">
            <text:p>9.56</text:p>
          </table:table-cell>
          <table:table-cell office:value-type="float" office:value="7.89">
            <text:p>7.89</text:p>
          </table:table-cell>
          <table:table-cell office:value-type="float" office:value="7.13">
            <text:p>7.1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19999999999999">
            <text:p>7.2</text:p>
          </table:table-cell>
          <table:table-cell office:value-type="float" office:value="10.8">
            <text:p>10.8</text:p>
          </table:table-cell>
          <table:table-cell office:value-type="float" office:value="11.78">
            <text:p>11.78</text:p>
          </table:table-cell>
          <table:table-cell office:value-type="float" office:value="11.63">
            <text:p>11.63</text:p>
          </table:table-cell>
          <table:table-cell office:value-type="float" office:value="10.48">
            <text:p>10.48</text:p>
          </table:table-cell>
          <table:table-cell office:value-type="float" office:value="3.98">
            <text:p>3.98</text:p>
          </table:table-cell>
          <table:table-cell office:value-type="float" office:value="5.33">
            <text:p>5.33</text:p>
          </table:table-cell>
          <table:table-cell office:value-type="float" office:value="4.46">
            <text:p>4.46</text:p>
          </table:table-cell>
          <table:table-cell office:value-type="float" office:value="3.5">
            <text:p>3.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29999999999999">
            <text:p>7.3</text:p>
          </table:table-cell>
          <table:table-cell office:value-type="float" office:value="11.3">
            <text:p>11.3</text:p>
          </table:table-cell>
          <table:table-cell office:value-type="float" office:value="12.47">
            <text:p>12.47</text:p>
          </table:table-cell>
          <table:table-cell office:value-type="float" office:value="12.15">
            <text:p>12.15</text:p>
          </table:table-cell>
          <table:table-cell office:value-type="float" office:value="10.8">
            <text:p>10.8</text:p>
          </table:table-cell>
          <table:table-cell office:value-type="float" office:value="3.41">
            <text:p>3.41</text:p>
          </table:table-cell>
          <table:table-cell office:value-type="float" office:value="4.89">
            <text:p>4.89</text:p>
          </table:table-cell>
          <table:table-cell office:value-type="float" office:value="3.8">
            <text:p>3.8</text:p>
          </table:table-cell>
          <table:table-cell office:value-type="float" office:value="3.62">
            <text:p>3.6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39999999999999">
            <text:p>7.4</text:p>
          </table:table-cell>
          <table:table-cell office:value-type="float" office:value="10.82">
            <text:p>10.82</text:p>
          </table:table-cell>
          <table:table-cell office:value-type="float" office:value="12.24">
            <text:p>12.24</text:p>
          </table:table-cell>
          <table:table-cell office:value-type="float" office:value="11.87">
            <text:p>11.87</text:p>
          </table:table-cell>
          <table:table-cell office:value-type="float" office:value="10.58">
            <text:p>10.58</text:p>
          </table:table-cell>
          <table:table-cell office:value-type="float" office:value="1.27">
            <text:p>1.27</text:p>
          </table:table-cell>
          <table:table-cell office:value-type="float" office:value="3.26">
            <text:p>3.26</text:p>
          </table:table-cell>
          <table:table-cell office:value-type="float" office:value="2.4">
            <text:p>2.4</text:p>
          </table:table-cell>
          <table:table-cell office:value-type="float" office:value="1.36">
            <text:p>1.3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49999999999999">
            <text:p>7.5</text:p>
          </table:table-cell>
          <table:table-cell office:value-type="float" office:value="12.1">
            <text:p>12.1</text:p>
          </table:table-cell>
          <table:table-cell office:value-type="float" office:value="13.63">
            <text:p>13.63</text:p>
          </table:table-cell>
          <table:table-cell office:value-type="float" office:value="13.27">
            <text:p>13.27</text:p>
          </table:table-cell>
          <table:table-cell office:value-type="float" office:value="11.83">
            <text:p>11.83</text:p>
          </table:table-cell>
          <table:table-cell office:value-type="float" office:value="0.73">
            <text:p>0.73</text:p>
          </table:table-cell>
          <table:table-cell office:value-type="float" office:value="2.94">
            <text:p>2.94</text:p>
          </table:table-cell>
          <table:table-cell office:value-type="float" office:value="1.69">
            <text:p>1.69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59999999999999">
            <text:p>7.6</text:p>
          </table:table-cell>
          <table:table-cell office:value-type="float" office:value="12.59">
            <text:p>12.59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2.46">
            <text:p>12.46</text:p>
          </table:table-cell>
          <table:table-cell office:value-type="float" office:value="-1.42">
            <text:p>-1.42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-0.73">
            <text:p>-0.7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69999999999999">
            <text:p>7.7</text:p>
          </table:table-cell>
          <table:table-cell office:value-type="float" office:value="12.75">
            <text:p>12.75</text:p>
          </table:table-cell>
          <table:table-cell office:value-type="float" office:value="14.12">
            <text:p>14.12</text:p>
          </table:table-cell>
          <table:table-cell office:value-type="float" office:value="13.63">
            <text:p>13.63</text:p>
          </table:table-cell>
          <table:table-cell office:value-type="float" office:value="12.49">
            <text:p>12.49</text:p>
          </table:table-cell>
          <table:table-cell office:value-type="float" office:value="-3.24">
            <text:p>-3.24</text:p>
          </table:table-cell>
          <table:table-cell office:value-type="float" office:value="-0.86">
            <text:p>-0.86</text:p>
          </table:table-cell>
          <table:table-cell office:value-type="float" office:value="-2.17">
            <text:p>-2.17</text:p>
          </table:table-cell>
          <table:table-cell office:value-type="float" office:value="-2.48">
            <text:p>-2.4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79999999999999">
            <text:p>7.8</text:p>
          </table:table-cell>
          <table:table-cell office:value-type="float" office:value="12.55">
            <text:p>12.55</text:p>
          </table:table-cell>
          <table:table-cell office:value-type="float" office:value="13.76">
            <text:p>13.76</text:p>
          </table:table-cell>
          <table:table-cell office:value-type="float" office:value="13.22">
            <text:p>13.22</text:p>
          </table:table-cell>
          <table:table-cell office:value-type="float" office:value="12.01">
            <text:p>12.01</text:p>
          </table:table-cell>
          <table:table-cell office:value-type="float" office:value="-5.52">
            <text:p>-5.52</text:p>
          </table:table-cell>
          <table:table-cell office:value-type="float" office:value="-3.58">
            <text:p>-3.58</text:p>
          </table:table-cell>
          <table:table-cell office:value-type="float" office:value="-4.15">
            <text:p>-4.15</text:p>
          </table:table-cell>
          <table:table-cell office:value-type="float" office:value="-5.28">
            <text:p>-5.2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89999999999999">
            <text:p>7.9</text:p>
          </table:table-cell>
          <table:table-cell office:value-type="float" office:value="12.08">
            <text:p>12.08</text:p>
          </table:table-cell>
          <table:table-cell office:value-type="float" office:value="13.31">
            <text:p>13.31</text:p>
          </table:table-cell>
          <table:table-cell office:value-type="float" office:value="12.77">
            <text:p>12.77</text:p>
          </table:table-cell>
          <table:table-cell office:value-type="float" office:value="11.78">
            <text:p>11.78</text:p>
          </table:table-cell>
          <table:table-cell office:value-type="float" office:value="-8.18">
            <text:p>-8.18</text:p>
          </table:table-cell>
          <table:table-cell office:value-type="float" office:value="-6">
            <text:p>-6</text:p>
          </table:table-cell>
          <table:table-cell office:value-type="float" office:value="-5.44">
            <text:p>-5.44</text:p>
          </table:table-cell>
          <table:table-cell office:value-type="float" office:value="-7.16">
            <text:p>-7.1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99999999999999">
            <text:p>8</text:p>
          </table:table-cell>
          <table:table-cell office:value-type="float" office:value="12.18">
            <text:p>12.18</text:p>
          </table:table-cell>
          <table:table-cell office:value-type="float" office:value="13.45">
            <text:p>13.45</text:p>
          </table:table-cell>
          <table:table-cell office:value-type="float" office:value="12.91">
            <text:p>12.91</text:p>
          </table:table-cell>
          <table:table-cell office:value-type="float" office:value="11.64">
            <text:p>11.64</text:p>
          </table:table-cell>
          <table:table-cell office:value-type="float" office:value="-9.21">
            <text:p>-9.21</text:p>
          </table:table-cell>
          <table:table-cell office:value-type="float" office:value="-6.65">
            <text:p>-6.65</text:p>
          </table:table-cell>
          <table:table-cell office:value-type="float" office:value="-6.1">
            <text:p>-6.1</text:p>
          </table:table-cell>
          <table:table-cell office:value-type="float" office:value="-8.97">
            <text:p>-8.9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09999999999999">
            <text:p>8.1</text:p>
          </table:table-cell>
          <table:table-cell office:value-type="float" office:value="12.79">
            <text:p>12.79</text:p>
          </table:table-cell>
          <table:table-cell office:value-type="float" office:value="13.98">
            <text:p>13.98</text:p>
          </table:table-cell>
          <table:table-cell office:value-type="float" office:value="13.49">
            <text:p>13.49</text:p>
          </table:table-cell>
          <table:table-cell office:value-type="float" office:value="12.26">
            <text:p>12.26</text:p>
          </table:table-cell>
          <table:table-cell office:value-type="float" office:value="-9.61">
            <text:p>-9.61</text:p>
          </table:table-cell>
          <table:table-cell office:value-type="float" office:value="-7.09">
            <text:p>-7.09</text:p>
          </table:table-cell>
          <table:table-cell office:value-type="float" office:value="-6.43">
            <text:p>-6.43</text:p>
          </table:table-cell>
          <table:table-cell office:value-type="float" office:value="-8.97">
            <text:p>-8.9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19999999999999">
            <text:p>8.2</text:p>
          </table:table-cell>
          <table:table-cell office:value-type="float" office:value="10.26">
            <text:p>10.26</text:p>
          </table:table-cell>
          <table:table-cell office:value-type="float" office:value="10.95">
            <text:p>10.95</text:p>
          </table:table-cell>
          <table:table-cell office:value-type="float" office:value="10.96">
            <text:p>10.96</text:p>
          </table:table-cell>
          <table:table-cell office:value-type="float" office:value="9.69">
            <text:p>9.69</text:p>
          </table:table-cell>
          <table:table-cell office:value-type="float" office:value="-13.23">
            <text:p>-13.23</text:p>
          </table:table-cell>
          <table:table-cell office:value-type="float" office:value="-11.13">
            <text:p>-11.13</text:p>
          </table:table-cell>
          <table:table-cell office:value-type="float" office:value="-8.63">
            <text:p>-8.63</text:p>
          </table:table-cell>
          <table:table-cell office:value-type="float" office:value="-12.67">
            <text:p>-12.6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29999999999999">
            <text:p>8.3</text:p>
          </table:table-cell>
          <table:table-cell office:value-type="float" office:value="10.44">
            <text:p>10.44</text:p>
          </table:table-cell>
          <table:table-cell office:value-type="float" office:value="11.58">
            <text:p>11.58</text:p>
          </table:table-cell>
          <table:table-cell office:value-type="float" office:value="11.23">
            <text:p>11.23</text:p>
          </table:table-cell>
          <table:table-cell office:value-type="float" office:value="9.83">
            <text:p>9.83</text:p>
          </table:table-cell>
          <table:table-cell office:value-type="float" office:value="-13.68">
            <text:p>-13.68</text:p>
          </table:table-cell>
          <table:table-cell office:value-type="float" office:value="-11.4">
            <text:p>-11.4</text:p>
          </table:table-cell>
          <table:table-cell office:value-type="float" office:value="-9.12">
            <text:p>-9.12</text:p>
          </table:table-cell>
          <table:table-cell office:value-type="float" office:value="-13.2">
            <text:p>-13.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39999999999999">
            <text:p>8.4</text:p>
          </table:table-cell>
          <table:table-cell office:value-type="float" office:value="10.68">
            <text:p>10.68</text:p>
          </table:table-cell>
          <table:table-cell office:value-type="float" office:value="11.91">
            <text:p>11.91</text:p>
          </table:table-cell>
          <table:table-cell office:value-type="float" office:value="11.48">
            <text:p>11.48</text:p>
          </table:table-cell>
          <table:table-cell office:value-type="float" office:value="10.03">
            <text:p>10.03</text:p>
          </table:table-cell>
          <table:table-cell office:value-type="float" office:value="-14.76">
            <text:p>-14.76</text:p>
          </table:table-cell>
          <table:table-cell office:value-type="float" office:value="-12.1">
            <text:p>-12.1</text:p>
          </table:table-cell>
          <table:table-cell office:value-type="float" office:value="-9.32">
            <text:p>-9.32</text:p>
          </table:table-cell>
          <table:table-cell office:value-type="float" office:value="-14.22">
            <text:p>-14.2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49999999999999">
            <text:p>8.5</text:p>
          </table:table-cell>
          <table:table-cell office:value-type="float" office:value="12.05">
            <text:p>12.05</text:p>
          </table:table-cell>
          <table:table-cell office:value-type="float" office:value="13.35">
            <text:p>13.35</text:p>
          </table:table-cell>
          <table:table-cell office:value-type="float" office:value="12.95">
            <text:p>12.95</text:p>
          </table:table-cell>
          <table:table-cell office:value-type="float" office:value="11.36">
            <text:p>11.36</text:p>
          </table:table-cell>
          <table:table-cell office:value-type="float" office:value="-13.89">
            <text:p>-13.89</text:p>
          </table:table-cell>
          <table:table-cell office:value-type="float" office:value="-11.47">
            <text:p>-11.47</text:p>
          </table:table-cell>
          <table:table-cell office:value-type="float" office:value="-8.89">
            <text:p>-8.89</text:p>
          </table:table-cell>
          <table:table-cell office:value-type="float" office:value="-13.38">
            <text:p>-13.38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59999999999999">
            <text:p>8.6</text:p>
          </table:table-cell>
          <table:table-cell office:value-type="float" office:value="12.4">
            <text:p>12.4</text:p>
          </table:table-cell>
          <table:table-cell office:value-type="float" office:value="13.66">
            <text:p>13.66</text:p>
          </table:table-cell>
          <table:table-cell office:value-type="float" office:value="13.23">
            <text:p>13.23</text:p>
          </table:table-cell>
          <table:table-cell office:value-type="float" office:value="11.75">
            <text:p>11.75</text:p>
          </table:table-cell>
          <table:table-cell office:value-type="float" office:value="-14.56">
            <text:p>-14.56</text:p>
          </table:table-cell>
          <table:table-cell office:value-type="float" office:value="-12.21">
            <text:p>-12.21</text:p>
          </table:table-cell>
          <table:table-cell office:value-type="float" office:value="-9.07">
            <text:p>-9.07</text:p>
          </table:table-cell>
          <table:table-cell office:value-type="float" office:value="-13.99">
            <text:p>-13.9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69999999999999">
            <text:p>8.7</text:p>
          </table:table-cell>
          <table:table-cell office:value-type="float" office:value="12.21">
            <text:p>12.21</text:p>
          </table:table-cell>
          <table:table-cell office:value-type="float" office:value="13.45">
            <text:p>13.45</text:p>
          </table:table-cell>
          <table:table-cell office:value-type="float" office:value="13.05">
            <text:p>13.05</text:p>
          </table:table-cell>
          <table:table-cell office:value-type="float" office:value="11.63">
            <text:p>11.63</text:p>
          </table:table-cell>
          <table:table-cell office:value-type="float" office:value="-16.38">
            <text:p>-16.38</text:p>
          </table:table-cell>
          <table:table-cell office:value-type="float" office:value="-14.18">
            <text:p>-14.18</text:p>
          </table:table-cell>
          <table:table-cell office:value-type="float" office:value="-9.65">
            <text:p>-9.65</text:p>
          </table:table-cell>
          <table:table-cell office:value-type="float" office:value="-15.13">
            <text:p>-15.1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79999999999999">
            <text:p>8.8</text:p>
          </table:table-cell>
          <table:table-cell office:value-type="float" office:value="11.87">
            <text:p>11.87</text:p>
          </table:table-cell>
          <table:table-cell office:value-type="float" office:value="13.31">
            <text:p>13.31</text:p>
          </table:table-cell>
          <table:table-cell office:value-type="float" office:value="12.8">
            <text:p>12.8</text:p>
          </table:table-cell>
          <table:table-cell office:value-type="float" office:value="11.29">
            <text:p>11.29</text:p>
          </table:table-cell>
          <table:table-cell office:value-type="float" office:value="-18.11">
            <text:p>-18.11</text:p>
          </table:table-cell>
          <table:table-cell office:value-type="float" office:value="-16.53">
            <text:p>-16.53</text:p>
          </table:table-cell>
          <table:table-cell office:value-type="float" office:value="-10.22">
            <text:p>-10.22</text:p>
          </table:table-cell>
          <table:table-cell office:value-type="float" office:value="-16.53">
            <text:p>-16.5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89999999999999">
            <text:p>8.9</text:p>
          </table:table-cell>
          <table:table-cell office:value-type="float" office:value="11.9">
            <text:p>11.9</text:p>
          </table:table-cell>
          <table:table-cell office:value-type="float" office:value="13.09">
            <text:p>13.09</text:p>
          </table:table-cell>
          <table:table-cell office:value-type="float" office:value="12.56">
            <text:p>12.56</text:p>
          </table:table-cell>
          <table:table-cell office:value-type="float" office:value="11.17">
            <text:p>11.17</text:p>
          </table:table-cell>
          <table:table-cell office:value-type="float" office:value="-19.79">
            <text:p>-19.79</text:p>
          </table:table-cell>
          <table:table-cell office:value-type="float" office:value="-17.72">
            <text:p>-17.72</text:p>
          </table:table-cell>
          <table:table-cell office:value-type="float" office:value="-10.61">
            <text:p>-10.61</text:p>
          </table:table-cell>
          <table:table-cell office:value-type="float" office:value="-17.44">
            <text:p>-17.44</text:p>
          </table:table-cell>
        </table:table-row>
        <table:table-row table:style-name="ro3">
          <table:table-cell table:number-columns-repeated="12"/>
        </table:table-row>
        <table:table-row table:style-name="ro1" table:number-rows-repeated="21">
          <table:table-cell table:number-columns-repeated="12"/>
        </table:table-row>
        <table:table-row table:style-name="ro2">
          <table:table-cell office:value-type="string">
            <text:p>IF Mod new4</text:p>
          </table:table-cell>
          <table:table-cell/>
          <table:table-cell office:value-type="string">
            <text:p>RF input (dBm)</text:p>
          </table:table-cell>
          <table:table-cell office:value-type="string">
            <text:p>RF freq (GHz)</text:p>
          </table:table-cell>
          <table:table-cell office:value-type="string">
            <text:p>P_out 12</text:p>
          </table:table-cell>
          <table:table-cell office:value-type="string">
            <text:p>P_out 13</text:p>
          </table:table-cell>
          <table:table-cell office:value-type="string">
            <text:p>P_out 14</text:p>
          </table:table-cell>
          <table:table-cell office:value-type="string">
            <text:p>P_out 15</text:p>
          </table:table-cell>
          <table:table-cell office:value-type="string">
            <text:p>P_out CO 12</text:p>
          </table:table-cell>
          <table:table-cell table:style-name="ce1" office:value-type="string">
            <text:p>P_out CO 13</text:p>
          </table:table-cell>
          <table:table-cell table:style-name="ce1" office:value-type="string">
            <text:p>P_out CO 14</text:p>
          </table:table-cell>
          <table:table-cell office:value-type="string">
            <text:p>P_out CO 1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12.23">
            <text:p>12.23</text:p>
          </table:table-cell>
          <table:table-cell office:value-type="float" office:value="13.57">
            <text:p>13.57</text:p>
          </table:table-cell>
          <table:table-cell office:value-type="float" office:value="13.51">
            <text:p>13.51</text:p>
          </table:table-cell>
          <table:table-cell office:value-type="float" office:value="11.73">
            <text:p>11.73</text:p>
          </table:table-cell>
          <table:table-cell office:value-type="float" office:value="11.91">
            <text:p>11.91</text:p>
          </table:table-cell>
          <table:table-cell office:value-type="float" office:value="13.28">
            <text:p>13.28</text:p>
          </table:table-cell>
          <table:table-cell office:value-type="float" office:value="12.75">
            <text:p>12.75</text:p>
          </table:table-cell>
          <table:table-cell office:value-type="float" office:value="11.35">
            <text:p>11.3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3">
            <text:p>5.3</text:p>
          </table:table-cell>
          <table:table-cell office:value-type="float" office:value="12.73">
            <text:p>12.73</text:p>
          </table:table-cell>
          <table:table-cell office:value-type="float" office:value="13.83">
            <text:p>13.83</text:p>
          </table:table-cell>
          <table:table-cell office:value-type="float" office:value="13.59">
            <text:p>13.59</text:p>
          </table:table-cell>
          <table:table-cell office:value-type="float" office:value="11.98">
            <text:p>11.98</text:p>
          </table:table-cell>
          <table:table-cell office:value-type="float" office:value="12.13">
            <text:p>12.13</text:p>
          </table:table-cell>
          <table:table-cell office:value-type="float" office:value="13.29">
            <text:p>13.29</text:p>
          </table:table-cell>
          <table:table-cell office:value-type="float" office:value="13.11">
            <text:p>13.11</text:p>
          </table:table-cell>
          <table:table-cell office:value-type="float" office:value="11.4">
            <text:p>11.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11.99">
            <text:p>11.99</text:p>
          </table:table-cell>
          <table:table-cell office:value-type="float" office:value="13.25">
            <text:p>13.25</text:p>
          </table:table-cell>
          <table:table-cell office:value-type="float" office:value="12.82">
            <text:p>12.82</text:p>
          </table:table-cell>
          <table:table-cell office:value-type="float" office:value="11.2">
            <text:p>11.2</text:p>
          </table:table-cell>
          <table:table-cell office:value-type="float" office:value="12.53">
            <text:p>12.53</text:p>
          </table:table-cell>
          <table:table-cell office:value-type="float" office:value="13.81">
            <text:p>13.81</text:p>
          </table:table-cell>
          <table:table-cell office:value-type="float" office:value="13.1">
            <text:p>13.1</text:p>
          </table:table-cell>
          <table:table-cell office:value-type="float" office:value="11.53">
            <text:p>11.5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13.67">
            <text:p>13.67</text:p>
          </table:table-cell>
          <table:table-cell office:value-type="float" office:value="14.87">
            <text:p>14.87</text:p>
          </table:table-cell>
          <table:table-cell office:value-type="float" office:value="14.29">
            <text:p>14.29</text:p>
          </table:table-cell>
          <table:table-cell office:value-type="float" office:value="12.81">
            <text:p>12.81</text:p>
          </table:table-cell>
          <table:table-cell office:value-type="float" office:value="13.14">
            <text:p>13.14</text:p>
          </table:table-cell>
          <table:table-cell office:value-type="float" office:value="14.58">
            <text:p>14.58</text:p>
          </table:table-cell>
          <table:table-cell office:value-type="float" office:value="14.15">
            <text:p>14.15</text:p>
          </table:table-cell>
          <table:table-cell office:value-type="float" office:value="12.41">
            <text:p>12.4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6">
            <text:p>5.6</text:p>
          </table:table-cell>
          <table:table-cell office:value-type="float" office:value="14.23">
            <text:p>14.23</text:p>
          </table:table-cell>
          <table:table-cell office:value-type="float" office:value="15.35">
            <text:p>15.35</text:p>
          </table:table-cell>
          <table:table-cell office:value-type="float" office:value="14.98">
            <text:p>14.98</text:p>
          </table:table-cell>
          <table:table-cell office:value-type="float" office:value="13.06">
            <text:p>13.06</text:p>
          </table:table-cell>
          <table:table-cell office:value-type="float" office:value="14.11">
            <text:p>14.11</text:p>
          </table:table-cell>
          <table:table-cell office:value-type="float" office:value="15.32">
            <text:p>15.32</text:p>
          </table:table-cell>
          <table:table-cell office:value-type="float" office:value="15.03">
            <text:p>15.03</text:p>
          </table:table-cell>
          <table:table-cell office:value-type="float" office:value="13.19">
            <text:p>13.1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7">
            <text:p>5.7</text:p>
          </table:table-cell>
          <table:table-cell office:value-type="float" office:value="14.29">
            <text:p>14.29</text:p>
          </table:table-cell>
          <table:table-cell office:value-type="float" office:value="15.35">
            <text:p>15.35</text:p>
          </table:table-cell>
          <table:table-cell office:value-type="float" office:value="15.13">
            <text:p>15.13</text:p>
          </table:table-cell>
          <table:table-cell office:value-type="float" office:value="13.24">
            <text:p>13.24</text:p>
          </table:table-cell>
          <table:table-cell office:value-type="float" office:value="14.15">
            <text:p>14.15</text:p>
          </table:table-cell>
          <table:table-cell office:value-type="float" office:value="15.49">
            <text:p>15.49</text:p>
          </table:table-cell>
          <table:table-cell office:value-type="float" office:value="15.09">
            <text:p>15.09</text:p>
          </table:table-cell>
          <table:table-cell office:value-type="float" office:value="13.29">
            <text:p>13.2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13.96">
            <text:p>13.96</text:p>
          </table:table-cell>
          <table:table-cell office:value-type="float" office:value="15.06">
            <text:p>15.06</text:p>
          </table:table-cell>
          <table:table-cell office:value-type="float" office:value="14.7">
            <text:p>14.7</text:p>
          </table:table-cell>
          <table:table-cell office:value-type="float" office:value="12.96">
            <text:p>12.96</text:p>
          </table:table-cell>
          <table:table-cell office:value-type="float" office:value="14.22">
            <text:p>14.22</text:p>
          </table:table-cell>
          <table:table-cell office:value-type="float" office:value="15.37">
            <text:p>15.37</text:p>
          </table:table-cell>
          <table:table-cell office:value-type="float" office:value="14.64">
            <text:p>14.64</text:p>
          </table:table-cell>
          <table:table-cell office:value-type="float" office:value="12.99">
            <text:p>12.9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office:value-type="float" office:value="14">
            <text:p>14</text:p>
          </table:table-cell>
          <table:table-cell office:value-type="float" office:value="15.4">
            <text:p>15.4</text:p>
          </table:table-cell>
          <table:table-cell office:value-type="float" office:value="14.96">
            <text:p>14.96</text:p>
          </table:table-cell>
          <table:table-cell office:value-type="float" office:value="13.31">
            <text:p>13.31</text:p>
          </table:table-cell>
          <table:table-cell office:value-type="float" office:value="14.31">
            <text:p>14.31</text:p>
          </table:table-cell>
          <table:table-cell office:value-type="float" office:value="15.37">
            <text:p>15.37</text:p>
          </table:table-cell>
          <table:table-cell office:value-type="float" office:value="14.89">
            <text:p>14.89</text:p>
          </table:table-cell>
          <table:table-cell office:value-type="float" office:value="13.62">
            <text:p>13.6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.6">
            <text:p>13.6</text:p>
          </table:table-cell>
          <table:table-cell office:value-type="float" office:value="14.69">
            <text:p>14.69</text:p>
          </table:table-cell>
          <table:table-cell office:value-type="float" office:value="14.42">
            <text:p>14.42</text:p>
          </table:table-cell>
          <table:table-cell office:value-type="float" office:value="12.79">
            <text:p>12.79</text:p>
          </table:table-cell>
          <table:table-cell office:value-type="float" office:value="13.8">
            <text:p>13.8</text:p>
          </table:table-cell>
          <table:table-cell office:value-type="float" office:value="14.73">
            <text:p>14.73</text:p>
          </table:table-cell>
          <table:table-cell office:value-type="float" office:value="14.43">
            <text:p>14.43</text:p>
          </table:table-cell>
          <table:table-cell office:value-type="float" office:value="12.57">
            <text:p>12.5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9.95">
            <text:p>9.95</text:p>
          </table:table-cell>
          <table:table-cell office:value-type="float" office:value="11.7">
            <text:p>11.7</text:p>
          </table:table-cell>
          <table:table-cell office:value-type="float" office:value="11.25">
            <text:p>11.25</text:p>
          </table:table-cell>
          <table:table-cell office:value-type="float" office:value="9.22">
            <text:p>9.22</text:p>
          </table:table-cell>
          <table:table-cell office:value-type="float" office:value="10.11">
            <text:p>10.11</text:p>
          </table:table-cell>
          <table:table-cell office:value-type="float" office:value="11.67">
            <text:p>11.67</text:p>
          </table:table-cell>
          <table:table-cell office:value-type="float" office:value="11.31">
            <text:p>11.31</text:p>
          </table:table-cell>
          <table:table-cell office:value-type="float" office:value="9.24">
            <text:p>9.2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11.8">
            <text:p>11.8</text:p>
          </table:table-cell>
          <table:table-cell office:value-type="float" office:value="12.92">
            <text:p>12.92</text:p>
          </table:table-cell>
          <table:table-cell office:value-type="float" office:value="12.82">
            <text:p>12.82</text:p>
          </table:table-cell>
          <table:table-cell office:value-type="float" office:value="11">
            <text:p>11</text:p>
          </table:table-cell>
          <table:table-cell office:value-type="float" office:value="11.73">
            <text:p>11.73</text:p>
          </table:table-cell>
          <table:table-cell office:value-type="float" office:value="12.96">
            <text:p>12.96</text:p>
          </table:table-cell>
          <table:table-cell office:value-type="float" office:value="12.77">
            <text:p>12.77</text:p>
          </table:table-cell>
          <table:table-cell office:value-type="float" office:value="11.03">
            <text:p>11.0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3">
            <text:p>6.3</text:p>
          </table:table-cell>
          <table:table-cell office:value-type="float" office:value="11.34">
            <text:p>11.34</text:p>
          </table:table-cell>
          <table:table-cell office:value-type="float" office:value="12.69">
            <text:p>12.69</text:p>
          </table:table-cell>
          <table:table-cell office:value-type="float" office:value="12.46">
            <text:p>12.46</text:p>
          </table:table-cell>
          <table:table-cell office:value-type="float" office:value="10.51">
            <text:p>10.51</text:p>
          </table:table-cell>
          <table:table-cell office:value-type="float" office:value="11.42">
            <text:p>11.42</text:p>
          </table:table-cell>
          <table:table-cell office:value-type="float" office:value="12.75">
            <text:p>12.75</text:p>
          </table:table-cell>
          <table:table-cell office:value-type="float" office:value="12.39">
            <text:p>12.39</text:p>
          </table:table-cell>
          <table:table-cell office:value-type="float" office:value="10.57">
            <text:p>10.5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4">
            <text:p>6.4</text:p>
          </table:table-cell>
          <table:table-cell office:value-type="float" office:value="11.52">
            <text:p>11.52</text:p>
          </table:table-cell>
          <table:table-cell office:value-type="float" office:value="12.77">
            <text:p>12.77</text:p>
          </table:table-cell>
          <table:table-cell office:value-type="float" office:value="12.81">
            <text:p>12.81</text:p>
          </table:table-cell>
          <table:table-cell office:value-type="float" office:value="10.79">
            <text:p>10.79</text:p>
          </table:table-cell>
          <table:table-cell office:value-type="float" office:value="11.67">
            <text:p>11.67</text:p>
          </table:table-cell>
          <table:table-cell office:value-type="float" office:value="12.86">
            <text:p>12.86</text:p>
          </table:table-cell>
          <table:table-cell office:value-type="float" office:value="12.52">
            <text:p>12.52</text:p>
          </table:table-cell>
          <table:table-cell office:value-type="float" office:value="10.84">
            <text:p>10.8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12.55">
            <text:p>12.55</text:p>
          </table:table-cell>
          <table:table-cell office:value-type="float" office:value="13.76">
            <text:p>13.76</text:p>
          </table:table-cell>
          <table:table-cell office:value-type="float" office:value="13.26">
            <text:p>13.26</text:p>
          </table:table-cell>
          <table:table-cell office:value-type="float" office:value="11.87">
            <text:p>11.87</text:p>
          </table:table-cell>
          <table:table-cell office:value-type="float" office:value="12.54">
            <text:p>12.54</text:p>
          </table:table-cell>
          <table:table-cell office:value-type="float" office:value="13.72">
            <text:p>13.72</text:p>
          </table:table-cell>
          <table:table-cell office:value-type="float" office:value="12.55">
            <text:p>12.55</text:p>
          </table:table-cell>
          <table:table-cell office:value-type="float" office:value="11.63">
            <text:p>11.6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13.33">
            <text:p>13.33</text:p>
          </table:table-cell>
          <table:table-cell office:value-type="float" office:value="14.63">
            <text:p>14.63</text:p>
          </table:table-cell>
          <table:table-cell office:value-type="float" office:value="14.28">
            <text:p>14.28</text:p>
          </table:table-cell>
          <table:table-cell office:value-type="float" office:value="12.56">
            <text:p>12.56</text:p>
          </table:table-cell>
          <table:table-cell office:value-type="float" office:value="12.82">
            <text:p>12.82</text:p>
          </table:table-cell>
          <table:table-cell office:value-type="float" office:value="14.03">
            <text:p>14.03</text:p>
          </table:table-cell>
          <table:table-cell office:value-type="float" office:value="11.92">
            <text:p>11.92</text:p>
          </table:table-cell>
          <table:table-cell office:value-type="float" office:value="12.23">
            <text:p>12.2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7">
            <text:p>6.7</text:p>
          </table:table-cell>
          <table:table-cell office:value-type="float" office:value="13.26">
            <text:p>13.26</text:p>
          </table:table-cell>
          <table:table-cell office:value-type="float" office:value="14.36">
            <text:p>14.36</text:p>
          </table:table-cell>
          <table:table-cell office:value-type="float" office:value="14.21">
            <text:p>14.21</text:p>
          </table:table-cell>
          <table:table-cell office:value-type="float" office:value="12.34">
            <text:p>12.34</text:p>
          </table:table-cell>
          <table:table-cell office:value-type="float" office:value="11.93">
            <text:p>11.93</text:p>
          </table:table-cell>
          <table:table-cell office:value-type="float" office:value="13.31">
            <text:p>13.31</text:p>
          </table:table-cell>
          <table:table-cell office:value-type="float" office:value="9.38">
            <text:p>9.38</text:p>
          </table:table-cell>
          <table:table-cell office:value-type="float" office:value="11.31">
            <text:p>11.3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79999999999999">
            <text:p>6.8</text:p>
          </table:table-cell>
          <table:table-cell office:value-type="float" office:value="13.46">
            <text:p>13.46</text:p>
          </table:table-cell>
          <table:table-cell office:value-type="float" office:value="14.51">
            <text:p>14.51</text:p>
          </table:table-cell>
          <table:table-cell office:value-type="float" office:value="14.25">
            <text:p>14.25</text:p>
          </table:table-cell>
          <table:table-cell office:value-type="float" office:value="12.66">
            <text:p>12.66</text:p>
          </table:table-cell>
          <table:table-cell office:value-type="float" office:value="10.88">
            <text:p>10.88</text:p>
          </table:table-cell>
          <table:table-cell office:value-type="float" office:value="11.76">
            <text:p>11.76</text:p>
          </table:table-cell>
          <table:table-cell office:value-type="float" office:value="7.65">
            <text:p>7.65</text:p>
          </table:table-cell>
          <table:table-cell office:value-type="float" office:value="9.99">
            <text:p>9.9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6.89999999999999">
            <text:p>6.9</text:p>
          </table:table-cell>
          <table:table-cell office:value-type="float" office:value="13.5">
            <text:p>13.5</text:p>
          </table:table-cell>
          <table:table-cell office:value-type="float" office:value="14.49">
            <text:p>14.49</text:p>
          </table:table-cell>
          <table:table-cell office:value-type="float" office:value="13.99">
            <text:p>13.99</text:p>
          </table:table-cell>
          <table:table-cell office:value-type="float" office:value="12.59">
            <text:p>12.59</text:p>
          </table:table-cell>
          <table:table-cell office:value-type="float" office:value="9.18">
            <text:p>9.18</text:p>
          </table:table-cell>
          <table:table-cell office:value-type="float" office:value="10.47">
            <text:p>10.47</text:p>
          </table:table-cell>
          <table:table-cell office:value-type="float" office:value="6.91">
            <text:p>6.91</text:p>
          </table:table-cell>
          <table:table-cell office:value-type="float" office:value="8.49">
            <text:p>8.4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.63">
            <text:p>13.63</text:p>
          </table:table-cell>
          <table:table-cell office:value-type="float" office:value="14.61">
            <text:p>14.61</text:p>
          </table:table-cell>
          <table:table-cell office:value-type="float" office:value="14.31">
            <text:p>14.31</text:p>
          </table:table-cell>
          <table:table-cell office:value-type="float" office:value="12.83">
            <text:p>12.83</text:p>
          </table:table-cell>
          <table:table-cell office:value-type="float" office:value="8.07">
            <text:p>8.07</text:p>
          </table:table-cell>
          <table:table-cell office:value-type="float" office:value="9.52">
            <text:p>9.52</text:p>
          </table:table-cell>
          <table:table-cell office:value-type="float" office:value="5.73">
            <text:p>5.73</text:p>
          </table:table-cell>
          <table:table-cell office:value-type="float" office:value="7.21">
            <text:p>7.2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09999999999999">
            <text:p>7.1</text:p>
          </table:table-cell>
          <table:table-cell office:value-type="float" office:value="11.12">
            <text:p>11.12</text:p>
          </table:table-cell>
          <table:table-cell office:value-type="float" office:value="12.57">
            <text:p>12.57</text:p>
          </table:table-cell>
          <table:table-cell office:value-type="float" office:value="12.37">
            <text:p>12.37</text:p>
          </table:table-cell>
          <table:table-cell office:value-type="float" office:value="10.5">
            <text:p>10.5</text:p>
          </table:table-cell>
          <table:table-cell office:value-type="float" office:value="4.26">
            <text:p>4.26</text:p>
          </table:table-cell>
          <table:table-cell office:value-type="float" office:value="5.78">
            <text:p>5.78</text:p>
          </table:table-cell>
          <table:table-cell office:value-type="float" office:value="2.14">
            <text:p>2.14</text:p>
          </table:table-cell>
          <table:table-cell office:value-type="float" office:value="3.34">
            <text:p>3.3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19999999999999">
            <text:p>7.2</text:p>
          </table:table-cell>
          <table:table-cell office:value-type="float" office:value="12.08">
            <text:p>12.08</text:p>
          </table:table-cell>
          <table:table-cell office:value-type="float" office:value="13.36">
            <text:p>13.36</text:p>
          </table:table-cell>
          <table:table-cell office:value-type="float" office:value="13.27">
            <text:p>13.27</text:p>
          </table:table-cell>
          <table:table-cell office:value-type="float" office:value="11.57">
            <text:p>11.57</text:p>
          </table:table-cell>
          <table:table-cell office:value-type="float" office:value="4.59">
            <text:p>4.59</text:p>
          </table:table-cell>
          <table:table-cell office:value-type="float" office:value="6.16">
            <text:p>6.16</text:p>
          </table:table-cell>
          <table:table-cell office:value-type="float" office:value="2.37">
            <text:p>2.37</text:p>
          </table:table-cell>
          <table:table-cell office:value-type="float" office:value="4.01">
            <text:p>4.0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29999999999999">
            <text:p>7.3</text:p>
          </table:table-cell>
          <table:table-cell office:value-type="float" office:value="12.48">
            <text:p>12.48</text:p>
          </table:table-cell>
          <table:table-cell office:value-type="float" office:value="13.6">
            <text:p>13.6</text:p>
          </table:table-cell>
          <table:table-cell office:value-type="float" office:value="13.54">
            <text:p>13.54</text:p>
          </table:table-cell>
          <table:table-cell office:value-type="float" office:value="11.83">
            <text:p>11.83</text:p>
          </table:table-cell>
          <table:table-cell office:value-type="float" office:value="4.11">
            <text:p>4.11</text:p>
          </table:table-cell>
          <table:table-cell office:value-type="float" office:value="5.68">
            <text:p>5.68</text:p>
          </table:table-cell>
          <table:table-cell office:value-type="float" office:value="1.75">
            <text:p>1.75</text:p>
          </table:table-cell>
          <table:table-cell office:value-type="float" office:value="3.5">
            <text:p>3.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39999999999999">
            <text:p>7.4</text:p>
          </table:table-cell>
          <table:table-cell office:value-type="float" office:value="12.1">
            <text:p>12.1</text:p>
          </table:table-cell>
          <table:table-cell office:value-type="float" office:value="13.55">
            <text:p>13.55</text:p>
          </table:table-cell>
          <table:table-cell office:value-type="float" office:value="13.33">
            <text:p>13.33</text:p>
          </table:table-cell>
          <table:table-cell office:value-type="float" office:value="11.64">
            <text:p>11.64</text:p>
          </table:table-cell>
          <table:table-cell office:value-type="float" office:value="1.9">
            <text:p>1.9</text:p>
          </table:table-cell>
          <table:table-cell office:value-type="float" office:value="4.53">
            <text:p>4.53</text:p>
          </table:table-cell>
          <table:table-cell office:value-type="float" office:value="-0.17">
            <text:p>-0.17</text:p>
          </table:table-cell>
          <table:table-cell office:value-type="float" office:value="1.54">
            <text:p>1.5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49999999999999">
            <text:p>7.5</text:p>
          </table:table-cell>
          <table:table-cell office:value-type="float" office:value="13.11">
            <text:p>13.11</text:p>
          </table:table-cell>
          <table:table-cell office:value-type="float" office:value="14.55">
            <text:p>14.55</text:p>
          </table:table-cell>
          <table:table-cell office:value-type="float" office:value="14.42">
            <text:p>14.42</text:p>
          </table:table-cell>
          <table:table-cell office:value-type="float" office:value="12.64">
            <text:p>12.64</text:p>
          </table:table-cell>
          <table:table-cell office:value-type="float" office:value="0.84">
            <text:p>0.84</text:p>
          </table:table-cell>
          <table:table-cell office:value-type="float" office:value="3.76">
            <text:p>3.76</text:p>
          </table:table-cell>
          <table:table-cell office:value-type="float" office:value="-0.46">
            <text:p>-0.46</text:p>
          </table:table-cell>
          <table:table-cell office:value-type="float" office:value="0.73">
            <text:p>0.7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59999999999999">
            <text:p>7.6</text:p>
          </table:table-cell>
          <table:table-cell office:value-type="float" office:value="13.79">
            <text:p>13.79</text:p>
          </table:table-cell>
          <table:table-cell office:value-type="float" office:value="14.98">
            <text:p>14.98</text:p>
          </table:table-cell>
          <table:table-cell office:value-type="float" office:value="14.97">
            <text:p>14.97</text:p>
          </table:table-cell>
          <table:table-cell office:value-type="float" office:value="13.23">
            <text:p>13.23</text:p>
          </table:table-cell>
          <table:table-cell office:value-type="float" office:value="-0.44">
            <text:p>-0.44</text:p>
          </table:table-cell>
          <table:table-cell office:value-type="float" office:value="1.99">
            <text:p>1.99</text:p>
          </table:table-cell>
          <table:table-cell office:value-type="float" office:value="-1.92">
            <text:p>-1.92</text:p>
          </table:table-cell>
          <table:table-cell office:value-type="float" office:value="-0.42">
            <text:p>-0.4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69999999999999">
            <text:p>7.7</text:p>
          </table:table-cell>
          <table:table-cell office:value-type="float" office:value="13.66">
            <text:p>13.66</text:p>
          </table:table-cell>
          <table:table-cell office:value-type="float" office:value="14.96">
            <text:p>14.96</text:p>
          </table:table-cell>
          <table:table-cell office:value-type="float" office:value="14.94">
            <text:p>14.94</text:p>
          </table:table-cell>
          <table:table-cell office:value-type="float" office:value="13.17">
            <text:p>13.17</text:p>
          </table:table-cell>
          <table:table-cell office:value-type="float" office:value="-2.65">
            <text:p>-2.65</text:p>
          </table:table-cell>
          <table:table-cell office:value-type="float" office:value="-0.244">
            <text:p>-0.244</text:p>
          </table:table-cell>
          <table:table-cell office:value-type="float" office:value="-4.6">
            <text:p>-4.6</text:p>
          </table:table-cell>
          <table:table-cell office:value-type="float" office:value="-2.81">
            <text:p>-2.81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79999999999999">
            <text:p>7.8</text:p>
          </table:table-cell>
          <table:table-cell office:value-type="float" office:value="13.48">
            <text:p>13.48</text:p>
          </table:table-cell>
          <table:table-cell office:value-type="float" office:value="14.64">
            <text:p>14.64</text:p>
          </table:table-cell>
          <table:table-cell office:value-type="float" office:value="14.51">
            <text:p>14.51</text:p>
          </table:table-cell>
          <table:table-cell office:value-type="float" office:value="13">
            <text:p>13</text:p>
          </table:table-cell>
          <table:table-cell office:value-type="float" office:value="-4.87">
            <text:p>-4.87</text:p>
          </table:table-cell>
          <table:table-cell office:value-type="float" office:value="-2.99">
            <text:p>-2.99</text:p>
          </table:table-cell>
          <table:table-cell office:value-type="float" office:value="-7.41">
            <text:p>-7.41</text:p>
          </table:table-cell>
          <table:table-cell office:value-type="float" office:value="-4.96">
            <text:p>-4.9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89999999999999">
            <text:p>7.9</text:p>
          </table:table-cell>
          <table:table-cell office:value-type="float" office:value="13.38">
            <text:p>13.38</text:p>
          </table:table-cell>
          <table:table-cell office:value-type="float" office:value="14.58">
            <text:p>14.58</text:p>
          </table:table-cell>
          <table:table-cell office:value-type="float" office:value="14.42">
            <text:p>14.42</text:p>
          </table:table-cell>
          <table:table-cell office:value-type="float" office:value="12.66">
            <text:p>12.66</text:p>
          </table:table-cell>
          <table:table-cell office:value-type="float" office:value="-6.63">
            <text:p>-6.63</text:p>
          </table:table-cell>
          <table:table-cell office:value-type="float" office:value="-4.76">
            <text:p>-4.76</text:p>
          </table:table-cell>
          <table:table-cell office:value-type="float" office:value="-9.14">
            <text:p>-9.14</text:p>
          </table:table-cell>
          <table:table-cell office:value-type="float" office:value="-7.29">
            <text:p>-7.2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7.99999999999999">
            <text:p>8</text:p>
          </table:table-cell>
          <table:table-cell office:value-type="float" office:value="13.1">
            <text:p>13.1</text:p>
          </table:table-cell>
          <table:table-cell office:value-type="float" office:value="14.48">
            <text:p>14.48</text:p>
          </table:table-cell>
          <table:table-cell office:value-type="float" office:value="14.18">
            <text:p>14.18</text:p>
          </table:table-cell>
          <table:table-cell office:value-type="float" office:value="12.57">
            <text:p>12.57</text:p>
          </table:table-cell>
          <table:table-cell office:value-type="float" office:value="-8.22">
            <text:p>-8.22</text:p>
          </table:table-cell>
          <table:table-cell office:value-type="float" office:value="-6.25">
            <text:p>-6.25</text:p>
          </table:table-cell>
          <table:table-cell office:value-type="float" office:value="-9.57">
            <text:p>-9.57</text:p>
          </table:table-cell>
          <table:table-cell office:value-type="float" office:value="-7.82">
            <text:p>-7.82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09999999999999">
            <text:p>8.1</text:p>
          </table:table-cell>
          <table:table-cell office:value-type="float" office:value="10.43">
            <text:p>10.43</text:p>
          </table:table-cell>
          <table:table-cell office:value-type="float" office:value="12.09">
            <text:p>12.09</text:p>
          </table:table-cell>
          <table:table-cell office:value-type="float" office:value="12.1">
            <text:p>12.1</text:p>
          </table:table-cell>
          <table:table-cell office:value-type="float" office:value="9.81">
            <text:p>9.81</text:p>
          </table:table-cell>
          <table:table-cell office:value-type="float" office:value="-11.6">
            <text:p>-11.6</text:p>
          </table:table-cell>
          <table:table-cell office:value-type="float" office:value="-9.34">
            <text:p>-9.34</text:p>
          </table:table-cell>
          <table:table-cell office:value-type="float" office:value="-12.15">
            <text:p>-12.15</text:p>
          </table:table-cell>
          <table:table-cell office:value-type="float" office:value="-11.43">
            <text:p>-11.4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19999999999999">
            <text:p>8.2</text:p>
          </table:table-cell>
          <table:table-cell office:value-type="float" office:value="11.31">
            <text:p>11.31</text:p>
          </table:table-cell>
          <table:table-cell office:value-type="float" office:value="12.67">
            <text:p>12.67</text:p>
          </table:table-cell>
          <table:table-cell office:value-type="float" office:value="12.51">
            <text:p>12.51</text:p>
          </table:table-cell>
          <table:table-cell office:value-type="float" office:value="10.72">
            <text:p>10.72</text:p>
          </table:table-cell>
          <table:table-cell office:value-type="float" office:value="-10.49">
            <text:p>-10.49</text:p>
          </table:table-cell>
          <table:table-cell office:value-type="float" office:value="-8.63">
            <text:p>-8.63</text:p>
          </table:table-cell>
          <table:table-cell office:value-type="float" office:value="-12.55">
            <text:p>-12.55</text:p>
          </table:table-cell>
          <table:table-cell office:value-type="float" office:value="-10.96">
            <text:p>-10.9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29999999999999">
            <text:p>8.3</text:p>
          </table:table-cell>
          <table:table-cell office:value-type="float" office:value="11.25">
            <text:p>11.25</text:p>
          </table:table-cell>
          <table:table-cell office:value-type="float" office:value="12.81">
            <text:p>12.81</text:p>
          </table:table-cell>
          <table:table-cell office:value-type="float" office:value="12.58">
            <text:p>12.58</text:p>
          </table:table-cell>
          <table:table-cell office:value-type="float" office:value="10.65">
            <text:p>10.65</text:p>
          </table:table-cell>
          <table:table-cell office:value-type="float" office:value="-11.33">
            <text:p>-11.33</text:p>
          </table:table-cell>
          <table:table-cell office:value-type="float" office:value="-8.97">
            <text:p>-8.97</text:p>
          </table:table-cell>
          <table:table-cell office:value-type="float" office:value="-13.65">
            <text:p>-13.65</text:p>
          </table:table-cell>
          <table:table-cell office:value-type="float" office:value="-11.65">
            <text:p>-11.6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39999999999999">
            <text:p>8.4</text:p>
          </table:table-cell>
          <table:table-cell office:value-type="float" office:value="11.64">
            <text:p>11.64</text:p>
          </table:table-cell>
          <table:table-cell office:value-type="float" office:value="13.21">
            <text:p>13.21</text:p>
          </table:table-cell>
          <table:table-cell office:value-type="float" office:value="12.99">
            <text:p>12.99</text:p>
          </table:table-cell>
          <table:table-cell office:value-type="float" office:value="10.96">
            <text:p>10.96</text:p>
          </table:table-cell>
          <table:table-cell office:value-type="float" office:value="-11.37">
            <text:p>-11.37</text:p>
          </table:table-cell>
          <table:table-cell office:value-type="float" office:value="-8.96">
            <text:p>-8.96</text:p>
          </table:table-cell>
          <table:table-cell office:value-type="float" office:value="-13.99">
            <text:p>-13.99</text:p>
          </table:table-cell>
          <table:table-cell office:value-type="float" office:value="-11.94">
            <text:p>-11.94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49999999999999">
            <text:p>8.5</text:p>
          </table:table-cell>
          <table:table-cell office:value-type="float" office:value="12.75">
            <text:p>12.75</text:p>
          </table:table-cell>
          <table:table-cell office:value-type="float" office:value="14.29">
            <text:p>14.29</text:p>
          </table:table-cell>
          <table:table-cell office:value-type="float" office:value="14.11">
            <text:p>14.11</text:p>
          </table:table-cell>
          <table:table-cell office:value-type="float" office:value="12.14">
            <text:p>12.14</text:p>
          </table:table-cell>
          <table:table-cell office:value-type="float" office:value="-10.66">
            <text:p>-10.66</text:p>
          </table:table-cell>
          <table:table-cell office:value-type="float" office:value="-8.37">
            <text:p>-8.37</text:p>
          </table:table-cell>
          <table:table-cell office:value-type="float" office:value="-12.64">
            <text:p>-12.64</text:p>
          </table:table-cell>
          <table:table-cell office:value-type="float" office:value="-11.33">
            <text:p>-11.3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59999999999999">
            <text:p>8.6</text:p>
          </table:table-cell>
          <table:table-cell office:value-type="float" office:value="13.25">
            <text:p>13.25</text:p>
          </table:table-cell>
          <table:table-cell office:value-type="float" office:value="14.76">
            <text:p>14.76</text:p>
          </table:table-cell>
          <table:table-cell office:value-type="float" office:value="14.52">
            <text:p>14.52</text:p>
          </table:table-cell>
          <table:table-cell office:value-type="float" office:value="12.55">
            <text:p>12.55</text:p>
          </table:table-cell>
          <table:table-cell office:value-type="float" office:value="-11.31">
            <text:p>-11.31</text:p>
          </table:table-cell>
          <table:table-cell office:value-type="float" office:value="-9.01">
            <text:p>-9.01</text:p>
          </table:table-cell>
          <table:table-cell office:value-type="float" office:value="-12.52">
            <text:p>-12.52</text:p>
          </table:table-cell>
          <table:table-cell office:value-type="float" office:value="-11.56">
            <text:p>-11.5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69999999999999">
            <text:p>8.7</text:p>
          </table:table-cell>
          <table:table-cell office:value-type="float" office:value="13.32">
            <text:p>13.32</text:p>
          </table:table-cell>
          <table:table-cell office:value-type="float" office:value="14.62">
            <text:p>14.62</text:p>
          </table:table-cell>
          <table:table-cell office:value-type="float" office:value="14.32">
            <text:p>14.32</text:p>
          </table:table-cell>
          <table:table-cell office:value-type="float" office:value="12.53">
            <text:p>12.53</text:p>
          </table:table-cell>
          <table:table-cell office:value-type="float" office:value="-12.52">
            <text:p>-12.52</text:p>
          </table:table-cell>
          <table:table-cell office:value-type="float" office:value="-11.31">
            <text:p>-11.31</text:p>
          </table:table-cell>
          <table:table-cell office:value-type="float" office:value="-13.42">
            <text:p>-13.42</text:p>
          </table:table-cell>
          <table:table-cell office:value-type="float" office:value="-13.35">
            <text:p>-13.35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79999999999999">
            <text:p>8.8</text:p>
          </table:table-cell>
          <table:table-cell office:value-type="float" office:value="13.18">
            <text:p>13.18</text:p>
          </table:table-cell>
          <table:table-cell office:value-type="float" office:value="14.38">
            <text:p>14.38</text:p>
          </table:table-cell>
          <table:table-cell office:value-type="float" office:value="14.33">
            <text:p>14.33</text:p>
          </table:table-cell>
          <table:table-cell office:value-type="float" office:value="12.32">
            <text:p>12.32</text:p>
          </table:table-cell>
          <table:table-cell office:value-type="float" office:value="-15.11">
            <text:p>-15.11</text:p>
          </table:table-cell>
          <table:table-cell office:value-type="float" office:value="-13.22">
            <text:p>-13.22</text:p>
          </table:table-cell>
          <table:table-cell office:value-type="float" office:value="-14.51">
            <text:p>-14.51</text:p>
          </table:table-cell>
          <table:table-cell office:value-type="float" office:value="-14.6">
            <text:p>-14.6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.89999999999999">
            <text:p>8.9</text:p>
          </table:table-cell>
          <table:table-cell office:value-type="float" office:value="13.17">
            <text:p>13.17</text:p>
          </table:table-cell>
          <table:table-cell office:value-type="float" office:value="14.42">
            <text:p>14.42</text:p>
          </table:table-cell>
          <table:table-cell office:value-type="float" office:value="14.22">
            <text:p>14.22</text:p>
          </table:table-cell>
          <table:table-cell office:value-type="float" office:value="12.54">
            <text:p>12.54</text:p>
          </table:table-cell>
          <table:table-cell office:value-type="float" office:value="-16.81">
            <text:p>-16.81</text:p>
          </table:table-cell>
          <table:table-cell office:value-type="float" office:value="-14.76">
            <text:p>-14.76</text:p>
          </table:table-cell>
          <table:table-cell office:value-type="float" office:value="-16.04">
            <text:p>-16.04</text:p>
          </table:table-cell>
          <table:table-cell office:value-type="float" office:value="-16.13">
            <text:p>-16.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PopStefanija</meta:initial-creator>
    <meta:creation-date>2015-02-26T10:03:57</meta:creation-date>
    <dc:date>2015-02-26T14:36:33</dc:date>
    <dc:creator>Aleksandar PopStefanija</dc:creator>
    <meta:editing-duration>PT4H15M5S</meta:editing-duration>
    <meta:editing-cycles>4</meta:editing-cycles>
    <meta:generator>LibreOffice/3.5$Linux_x86 LibreOffice_project/350m1$Build-2</meta:generator>
    <meta:document-statistic meta:table-count="3" meta:cell-count="7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01cm" xlink:href=".." xlink:type="simple" chart:class="chart:scatter" chart:style-name="ch1">
        <chart:title svg:x="5.894cm" svg:y="0.316cm" chart:style-name="ch2">
          <text:p>CO-filter Attenuation</text:p>
        </chart:title>
        <chart:subtitle svg:x="5.814cm" svg:y="1.275cm" chart:style-name="ch3">
          <text:p>IFMod8, RF input 3 dBm</text:p>
        </chart:subtitle>
        <chart:legend chart:legend-position="end" svg:x="12.673cm" svg:y="2.458cm" style:legend-expansion="high" chart:style-name="ch4"/>
        <chart:plot-area chart:style-name="ch5" table:cell-range-address="Sheet1.A2:Sheet1.B40 Sheet1.D3:Sheet1.L40 Sheet1.E2:Sheet1.L2" chart:data-source-has-labels="both" svg:x="1.331cm" svg:y="2.318cm" svg:width="10.703cm" svg:height="5.522cm">
          <chartooo:coordinate-region svg:x="2.058cm" svg:y="2.518cm" svg:width="9.736cm" svg:height="5.123cm"/>
          <chart:axis chart:dimension="x" chart:name="primary-x" chart:style-name="ch6" chartooo:axis-type="auto">
            <chart:title svg:x="5.791cm" svg:y="8.02cm" chart:style-name="ch7">
              <text:p>Freq. (GHz)</text:p>
            </chart:title>
            <chart:categories table:cell-range-address="Sheet1.A3:Sheet1.B40"/>
          </chart:axis>
          <chart:axis chart:dimension="y" chart:name="primary-y" chart:style-name="ch6">
            <chart:title svg:x="0.451cm" svg:y="6.089cm" chart:style-name="ch8">
              <text:p>Output (dBm)</text:p>
            </chart:title>
            <chart:grid chart:style-name="ch9" chart:class="major"/>
          </chart:axis>
          <chart:series chart:style-name="ch10" chart:values-cell-range-address="Sheet1.E3:Sheet1.E40" chart:label-cell-address="Sheet1.E2:Sheet1.E2" chart:class="chart:scatter">
            <chart:domain table:cell-range-address="Sheet1.D3:Sheet1.D40"/>
            <chart:data-point chart:repeated="38"/>
          </chart:series>
          <chart:series chart:style-name="ch11" chart:values-cell-range-address="Sheet1.F3:Sheet1.F40" chart:label-cell-address="Sheet1.F2:Sheet1.F2" chart:class="chart:scatter">
            <chart:data-point chart:repeated="38"/>
          </chart:series>
          <chart:series chart:style-name="ch12" chart:values-cell-range-address="Sheet1.G3:Sheet1.G40" chart:label-cell-address="Sheet1.G2:Sheet1.G2" chart:class="chart:scatter">
            <chart:data-point chart:repeated="38"/>
          </chart:series>
          <chart:series chart:style-name="ch13" chart:values-cell-range-address="Sheet1.H3:Sheet1.H40" chart:label-cell-address="Sheet1.H2:Sheet1.H2" chart:class="chart:scatter">
            <chart:data-point chart:repeated="38"/>
          </chart:series>
          <chart:series chart:style-name="ch14" chart:values-cell-range-address="Sheet1.I3:Sheet1.I40" chart:label-cell-address="Sheet1.I2:Sheet1.I2" chart:class="chart:scatter">
            <chart:data-point chart:repeated="38"/>
          </chart:series>
          <chart:series chart:style-name="ch15" chart:values-cell-range-address="Sheet1.J3:Sheet1.J40" chart:label-cell-address="Sheet1.J2:Sheet1.J2" chart:class="chart:scatter">
            <chart:data-point chart:repeated="38"/>
          </chart:series>
          <chart:series chart:style-name="ch16" chart:values-cell-range-address="Sheet1.K3:Sheet1.K40" chart:label-cell-address="Sheet1.K2:Sheet1.K2" chart:class="chart:scatter">
            <chart:data-point chart:repeated="38"/>
          </chart:series>
          <chart:series chart:style-name="ch17" chart:values-cell-range-address="Sheet1.L3:Sheet1.L40" chart:label-cell-address="Sheet1.L2:Sheet1.L2" chart:class="chart:scatter">
            <chart:data-point chart:repeated="3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_out 28</text:p>
                <draw:g>
                  <svg:desc>Sheet1.E2:Sheet1.E2</svg:desc>
                </draw:g>
              </table:table-cell>
              <table:table-cell office:value-type="string">
                <text:p>P_out 29</text:p>
                <draw:g>
                  <svg:desc>Sheet1.F2:Sheet1.F2</svg:desc>
                </draw:g>
              </table:table-cell>
              <table:table-cell office:value-type="string">
                <text:p>P_out 30</text:p>
                <draw:g>
                  <svg:desc>Sheet1.G2:Sheet1.G2</svg:desc>
                </draw:g>
              </table:table-cell>
              <table:table-cell office:value-type="string">
                <text:p>P_out 31</text:p>
                <draw:g>
                  <svg:desc>Sheet1.H2:Sheet1.H2</svg:desc>
                </draw:g>
              </table:table-cell>
              <table:table-cell office:value-type="string">
                <text:p>P_out CO 28</text:p>
                <draw:g>
                  <svg:desc>Sheet1.I2:Sheet1.I2</svg:desc>
                </draw:g>
              </table:table-cell>
              <table:table-cell office:value-type="string">
                <text:p>P_out CO 29</text:p>
                <draw:g>
                  <svg:desc>Sheet1.J2:Sheet1.J2</svg:desc>
                </draw:g>
              </table:table-cell>
              <table:table-cell office:value-type="string">
                <text:p>P_out CO 30</text:p>
                <draw:g>
                  <svg:desc>Sheet1.K2:Sheet1.K2</svg:desc>
                </draw:g>
              </table:table-cell>
              <table:table-cell office:value-type="string">
                <text:p>P_out CO 31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3:Sheet1.B40</svg:desc>
                </draw:g>
              </table:table-cell>
              <table:table-cell office:value-type="float" office:value="5.2">
                <text:p>5.2</text:p>
                <draw:g>
                  <svg:desc>Sheet1.D3:Sheet1.D40</svg:desc>
                </draw:g>
              </table:table-cell>
              <table:table-cell office:value-type="float" office:value="10.97">
                <text:p>10.97</text:p>
                <draw:g>
                  <svg:desc>Sheet1.E3:Sheet1.E40</svg:desc>
                </draw:g>
              </table:table-cell>
              <table:table-cell office:value-type="float" office:value="11.99">
                <text:p>11.99</text:p>
                <draw:g>
                  <svg:desc>Sheet1.F3:Sheet1.F40</svg:desc>
                </draw:g>
              </table:table-cell>
              <table:table-cell office:value-type="float" office:value="12.28">
                <text:p>12.28</text:p>
                <draw:g>
                  <svg:desc>Sheet1.G3:Sheet1.G40</svg:desc>
                </draw:g>
              </table:table-cell>
              <table:table-cell office:value-type="float" office:value="10.6">
                <text:p>10.6</text:p>
                <draw:g>
                  <svg:desc>Sheet1.H3:Sheet1.H40</svg:desc>
                </draw:g>
              </table:table-cell>
              <table:table-cell office:value-type="float" office:value="10.25">
                <text:p>10.25</text:p>
                <draw:g>
                  <svg:desc>Sheet1.I3:Sheet1.I40</svg:desc>
                </draw:g>
              </table:table-cell>
              <table:table-cell office:value-type="float" office:value="11.3">
                <text:p>11.3</text:p>
                <draw:g>
                  <svg:desc>Sheet1.J3:Sheet1.J40</svg:desc>
                </draw:g>
              </table:table-cell>
              <table:table-cell office:value-type="float" office:value="11.36">
                <text:p>11.36</text:p>
                <draw:g>
                  <svg:desc>Sheet1.K3:Sheet1.K40</svg:desc>
                </draw:g>
              </table:table-cell>
              <table:table-cell office:value-type="float" office:value="10.12">
                <text:p>10.12</text:p>
                <draw:g>
                  <svg:desc>Sheet1.L3:Sheet1.L40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3">
                <text:p>5.3</text:p>
              </table:table-cell>
              <table:table-cell office:value-type="float" office:value="11.6">
                <text:p>11.6</text:p>
              </table:table-cell>
              <table:table-cell office:value-type="float" office:value="12.71">
                <text:p>12.71</text:p>
              </table:table-cell>
              <table:table-cell office:value-type="float" office:value="12.5">
                <text:p>12.5</text:p>
              </table:table-cell>
              <table:table-cell office:value-type="float" office:value="11.13">
                <text:p>11.13</text:p>
              </table:table-cell>
              <table:table-cell office:value-type="float" office:value="10.88">
                <text:p>10.88</text:p>
              </table:table-cell>
              <table:table-cell office:value-type="float" office:value="12.08">
                <text:p>12.08</text:p>
              </table:table-cell>
              <table:table-cell office:value-type="float" office:value="12.16">
                <text:p>12.16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4">
                <text:p>5.4</text:p>
              </table:table-cell>
              <table:table-cell office:value-type="float" office:value="11.28">
                <text:p>11.28</text:p>
              </table:table-cell>
              <table:table-cell office:value-type="float" office:value="12.74">
                <text:p>12.74</text:p>
              </table:table-cell>
              <table:table-cell office:value-type="float" office:value="11.97">
                <text:p>11.97</text:p>
              </table:table-cell>
              <table:table-cell office:value-type="float" office:value="10.73">
                <text:p>10.73</text:p>
              </table:table-cell>
              <table:table-cell office:value-type="float" office:value="10.59">
                <text:p>10.59</text:p>
              </table:table-cell>
              <table:table-cell office:value-type="float" office:value="12.14">
                <text:p>12.14</text:p>
              </table:table-cell>
              <table:table-cell office:value-type="float" office:value="11.63">
                <text:p>11.6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5">
                <text:p>5.5</text:p>
              </table:table-cell>
              <table:table-cell office:value-type="float" office:value="12.95">
                <text:p>12.95</text:p>
              </table:table-cell>
              <table:table-cell office:value-type="float" office:value="13.86">
                <text:p>13.86</text:p>
              </table:table-cell>
              <table:table-cell office:value-type="float" office:value="13.49">
                <text:p>13.49</text:p>
              </table:table-cell>
              <table:table-cell office:value-type="float" office:value="12.1">
                <text:p>12.1</text:p>
              </table:table-cell>
              <table:table-cell office:value-type="float" office:value="12.12">
                <text:p>12.12</text:p>
              </table:table-cell>
              <table:table-cell office:value-type="float" office:value="13.63">
                <text:p>13.63</text:p>
              </table:table-cell>
              <table:table-cell office:value-type="float" office:value="13.14">
                <text:p>13.14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6">
                <text:p>5.6</text:p>
              </table:table-cell>
              <table:table-cell office:value-type="float" office:value="13.59">
                <text:p>13.59</text:p>
              </table:table-cell>
              <table:table-cell office:value-type="float" office:value="14.7">
                <text:p>14.7</text:p>
              </table:table-cell>
              <table:table-cell office:value-type="float" office:value="14.27">
                <text:p>14.27</text:p>
              </table:table-cell>
              <table:table-cell office:value-type="float" office:value="12.36">
                <text:p>12.36</text:p>
              </table:table-cell>
              <table:table-cell office:value-type="float" office:value="13.24">
                <text:p>13.24</text:p>
              </table:table-cell>
              <table:table-cell office:value-type="float" office:value="14.36">
                <text:p>14.36</text:p>
              </table:table-cell>
              <table:table-cell office:value-type="float" office:value="14.22">
                <text:p>14.2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7">
                <text:p>5.7</text:p>
              </table:table-cell>
              <table:table-cell office:value-type="float" office:value="13.44">
                <text:p>13.44</text:p>
              </table:table-cell>
              <table:table-cell office:value-type="float" office:value="14.56">
                <text:p>14.56</text:p>
              </table:table-cell>
              <table:table-cell office:value-type="float" office:value="14.56">
                <text:p>14.56</text:p>
              </table:table-cell>
              <table:table-cell office:value-type="float" office:value="12.71">
                <text:p>12.71</text:p>
              </table:table-cell>
              <table:table-cell office:value-type="float" office:value="13.24">
                <text:p>13.24</text:p>
              </table:table-cell>
              <table:table-cell office:value-type="float" office:value="14.68">
                <text:p>14.68</text:p>
              </table:table-cell>
              <table:table-cell office:value-type="float" office:value="14.19">
                <text:p>14.19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8">
                <text:p>5.8</text:p>
              </table:table-cell>
              <table:table-cell office:value-type="float" office:value="13.37">
                <text:p>13.37</text:p>
              </table:table-cell>
              <table:table-cell office:value-type="float" office:value="14.34">
                <text:p>14.34</text:p>
              </table:table-cell>
              <table:table-cell office:value-type="float" office:value="14.05">
                <text:p>14.05</text:p>
              </table:table-cell>
              <table:table-cell office:value-type="float" office:value="12.58">
                <text:p>12.58</text:p>
              </table:table-cell>
              <table:table-cell office:value-type="float" office:value="13.34">
                <text:p>13.34</text:p>
              </table:table-cell>
              <table:table-cell office:value-type="float" office:value="14.44">
                <text:p>14.44</text:p>
              </table:table-cell>
              <table:table-cell office:value-type="float" office:value="13.89">
                <text:p>13.8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9">
                <text:p>5.9</text:p>
              </table:table-cell>
              <table:table-cell office:value-type="float" office:value="13.28">
                <text:p>13.28</text:p>
              </table:table-cell>
              <table:table-cell office:value-type="float" office:value="14.86">
                <text:p>14.86</text:p>
              </table:table-cell>
              <table:table-cell office:value-type="float" office:value="14.2">
                <text:p>14.2</text:p>
              </table:table-cell>
              <table:table-cell office:value-type="float" office:value="13.09">
                <text:p>13.09</text:p>
              </table:table-cell>
              <table:table-cell office:value-type="float" office:value="13.5">
                <text:p>13.5</text:p>
              </table:table-cell>
              <table:table-cell office:value-type="float" office:value="14.39">
                <text:p>14.39</text:p>
              </table:table-cell>
              <table:table-cell office:value-type="float" office:value="14.19">
                <text:p>14.19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2.68">
                <text:p>12.68</text:p>
              </table:table-cell>
              <table:table-cell office:value-type="float" office:value="14.07">
                <text:p>14.07</text:p>
              </table:table-cell>
              <table:table-cell office:value-type="float" office:value="13.64">
                <text:p>13.64</text:p>
              </table:table-cell>
              <table:table-cell office:value-type="float" office:value="12.6">
                <text:p>12.6</text:p>
              </table:table-cell>
              <table:table-cell office:value-type="float" office:value="12.86">
                <text:p>12.86</text:p>
              </table:table-cell>
              <table:table-cell office:value-type="float" office:value="13.97">
                <text:p>13.97</text:p>
              </table:table-cell>
              <table:table-cell office:value-type="float" office:value="13.49">
                <text:p>13.49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1">
                <text:p>6.1</text:p>
              </table:table-cell>
              <table:table-cell office:value-type="float" office:value="9.19">
                <text:p>9.19</text:p>
              </table:table-cell>
              <table:table-cell office:value-type="float" office:value="10.18">
                <text:p>10.18</text:p>
              </table:table-cell>
              <table:table-cell office:value-type="float" office:value="10.07">
                <text:p>10.07</text:p>
              </table:table-cell>
              <table:table-cell office:value-type="float" office:value="7.57">
                <text:p>7.57</text:p>
              </table:table-cell>
              <table:table-cell office:value-type="float" office:value="9.14">
                <text:p>9.14</text:p>
              </table:table-cell>
              <table:table-cell office:value-type="float" office:value="9.82">
                <text:p>9.82</text:p>
              </table:table-cell>
              <table:table-cell office:value-type="float" office:value="9.95">
                <text:p>9.95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2">
                <text:p>6.2</text:p>
              </table:table-cell>
              <table:table-cell office:value-type="float" office:value="11.1">
                <text:p>11.1</text:p>
              </table:table-cell>
              <table:table-cell office:value-type="float" office:value="11.76">
                <text:p>11.76</text:p>
              </table:table-cell>
              <table:table-cell office:value-type="float" office:value="12">
                <text:p>12</text:p>
              </table:table-cell>
              <table:table-cell office:value-type="float" office:value="10.53">
                <text:p>10.53</text:p>
              </table:table-cell>
              <table:table-cell office:value-type="float" office:value="10.82">
                <text:p>10.82</text:p>
              </table:table-cell>
              <table:table-cell office:value-type="float" office:value="11.55">
                <text:p>11.55</text:p>
              </table:table-cell>
              <table:table-cell office:value-type="float" office:value="11.54">
                <text:p>11.54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3">
                <text:p>6.3</text:p>
              </table:table-cell>
              <table:table-cell office:value-type="float" office:value="10.52">
                <text:p>10.52</text:p>
              </table:table-cell>
              <table:table-cell office:value-type="float" office:value="11.78">
                <text:p>11.78</text:p>
              </table:table-cell>
              <table:table-cell office:value-type="float" office:value="11.66">
                <text:p>11.66</text:p>
              </table:table-cell>
              <table:table-cell office:value-type="float" office:value="9.97">
                <text:p>9.97</text:p>
              </table:table-cell>
              <table:table-cell office:value-type="float" office:value="10.4">
                <text:p>10.4</text:p>
              </table:table-cell>
              <table:table-cell office:value-type="float" office:value="11.66">
                <text:p>11.66</text:p>
              </table:table-cell>
              <table:table-cell office:value-type="float" office:value="11.1">
                <text:p>11.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">
                <text:p>6.4</text:p>
              </table:table-cell>
              <table:table-cell office:value-type="float" office:value="10.54">
                <text:p>10.54</text:p>
              </table:table-cell>
              <table:table-cell office:value-type="float" office:value="12.2">
                <text:p>12.2</text:p>
              </table:table-cell>
              <table:table-cell office:value-type="float" office:value="11.85">
                <text:p>11.85</text:p>
              </table:table-cell>
              <table:table-cell office:value-type="float" office:value="10.33">
                <text:p>10.33</text:p>
              </table:table-cell>
              <table:table-cell office:value-type="float" office:value="10.48">
                <text:p>10.48</text:p>
              </table:table-cell>
              <table:table-cell office:value-type="float" office:value="12.02">
                <text:p>12.02</text:p>
              </table:table-cell>
              <table:table-cell office:value-type="float" office:value="11.54">
                <text:p>11.5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5">
                <text:p>6.5</text:p>
              </table:table-cell>
              <table:table-cell office:value-type="float" office:value="11.76">
                <text:p>11.76</text:p>
              </table:table-cell>
              <table:table-cell office:value-type="float" office:value="13.23">
                <text:p>13.23</text:p>
              </table:table-cell>
              <table:table-cell office:value-type="float" office:value="12.33">
                <text:p>12.33</text:p>
              </table:table-cell>
              <table:table-cell office:value-type="float" office:value="11.41">
                <text:p>11.41</text:p>
              </table:table-cell>
              <table:table-cell office:value-type="float" office:value="11.53">
                <text:p>11.53</text:p>
              </table:table-cell>
              <table:table-cell office:value-type="float" office:value="12.23">
                <text:p>12.23</text:p>
              </table:table-cell>
              <table:table-cell office:value-type="float" office:value="12.63">
                <text:p>12.6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6">
                <text:p>6.6</text:p>
              </table:table-cell>
              <table:table-cell office:value-type="float" office:value="12.54">
                <text:p>12.54</text:p>
              </table:table-cell>
              <table:table-cell office:value-type="float" office:value="13.92">
                <text:p>13.92</text:p>
              </table:table-cell>
              <table:table-cell office:value-type="float" office:value="13.47">
                <text:p>13.47</text:p>
              </table:table-cell>
              <table:table-cell office:value-type="float" office:value="12.15">
                <text:p>12.15</text:p>
              </table:table-cell>
              <table:table-cell office:value-type="float" office:value="11.47">
                <text:p>11.47</text:p>
              </table:table-cell>
              <table:table-cell office:value-type="float" office:value="13.12">
                <text:p>13.12</text:p>
              </table:table-cell>
              <table:table-cell office:value-type="float" office:value="12.61">
                <text:p>12.6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7">
                <text:p>6.7</text:p>
              </table:table-cell>
              <table:table-cell office:value-type="float" office:value="12.14">
                <text:p>12.14</text:p>
              </table:table-cell>
              <table:table-cell office:value-type="float" office:value="13.69">
                <text:p>13.69</text:p>
              </table:table-cell>
              <table:table-cell office:value-type="float" office:value="13.33">
                <text:p>13.33</text:p>
              </table:table-cell>
              <table:table-cell office:value-type="float" office:value="11.65">
                <text:p>11.65</text:p>
              </table:table-cell>
              <table:table-cell office:value-type="float" office:value="10.47">
                <text:p>10.47</text:p>
              </table:table-cell>
              <table:table-cell office:value-type="float" office:value="12.15">
                <text:p>12.15</text:p>
              </table:table-cell>
              <table:table-cell office:value-type="float" office:value="11.25">
                <text:p>11.2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2.26">
                <text:p>12.26</text:p>
              </table:table-cell>
              <table:table-cell office:value-type="float" office:value="13.77">
                <text:p>13.77</text:p>
              </table:table-cell>
              <table:table-cell office:value-type="float" office:value="13.18">
                <text:p>13.18</text:p>
              </table:table-cell>
              <table:table-cell office:value-type="float" office:value="11.8">
                <text:p>11.8</text:p>
              </table:table-cell>
              <table:table-cell office:value-type="float" office:value="9.5">
                <text:p>9.5</text:p>
              </table:table-cell>
              <table:table-cell office:value-type="float" office:value="11.15">
                <text:p>11.15</text:p>
              </table:table-cell>
              <table:table-cell office:value-type="float" office:value="9.82">
                <text:p>9.8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2.09">
                <text:p>12.09</text:p>
              </table:table-cell>
              <table:table-cell office:value-type="float" office:value="13.62">
                <text:p>13.62</text:p>
              </table:table-cell>
              <table:table-cell office:value-type="float" office:value="12.74">
                <text:p>12.74</text:p>
              </table:table-cell>
              <table:table-cell office:value-type="float" office:value="11.58">
                <text:p>11.58</text:p>
              </table:table-cell>
              <table:table-cell office:value-type="float" office:value="8.09">
                <text:p>8.09</text:p>
              </table:table-cell>
              <table:table-cell office:value-type="float" office:value="10.27">
                <text:p>10.27</text:p>
              </table:table-cell>
              <table:table-cell office:value-type="float" office:value="9.16">
                <text:p>9.1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2.28">
                <text:p>12.28</text:p>
              </table:table-cell>
              <table:table-cell office:value-type="float" office:value="13.72">
                <text:p>13.72</text:p>
              </table:table-cell>
              <table:table-cell office:value-type="float" office:value="12.86">
                <text:p>12.86</text:p>
              </table:table-cell>
              <table:table-cell office:value-type="float" office:value="11.76">
                <text:p>11.76</text:p>
              </table:table-cell>
              <table:table-cell office:value-type="float" office:value="6.89">
                <text:p>6.89</text:p>
              </table:table-cell>
              <table:table-cell office:value-type="float" office:value="9.29">
                <text:p>9.29</text:p>
              </table:table-cell>
              <table:table-cell office:value-type="float" office:value="8.13">
                <text:p>8.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2.89">
                <text:p>12.89</text:p>
              </table:table-cell>
              <table:table-cell office:value-type="float" office:value="14.15">
                <text:p>14.15</text:p>
              </table:table-cell>
              <table:table-cell office:value-type="float" office:value="13.63">
                <text:p>13.63</text:p>
              </table:table-cell>
              <table:table-cell office:value-type="float" office:value="12.32">
                <text:p>12.32</text:p>
              </table:table-cell>
              <table:table-cell office:value-type="float" office:value="6.77">
                <text:p>6.77</text:p>
              </table:table-cell>
              <table:table-cell office:value-type="float" office:value="9.56">
                <text:p>9.56</text:p>
              </table:table-cell>
              <table:table-cell office:value-type="float" office:value="7.89">
                <text:p>7.89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0.8">
                <text:p>10.8</text:p>
              </table:table-cell>
              <table:table-cell office:value-type="float" office:value="11.78">
                <text:p>11.78</text:p>
              </table:table-cell>
              <table:table-cell office:value-type="float" office:value="11.63">
                <text:p>11.63</text:p>
              </table:table-cell>
              <table:table-cell office:value-type="float" office:value="10.48">
                <text:p>10.48</text:p>
              </table:table-cell>
              <table:table-cell office:value-type="float" office:value="3.98">
                <text:p>3.98</text:p>
              </table:table-cell>
              <table:table-cell office:value-type="float" office:value="5.33">
                <text:p>5.33</text:p>
              </table:table-cell>
              <table:table-cell office:value-type="float" office:value="4.46">
                <text:p>4.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1.3">
                <text:p>11.3</text:p>
              </table:table-cell>
              <table:table-cell office:value-type="float" office:value="12.47">
                <text:p>12.47</text:p>
              </table:table-cell>
              <table:table-cell office:value-type="float" office:value="12.15">
                <text:p>12.15</text:p>
              </table:table-cell>
              <table:table-cell office:value-type="float" office:value="10.8">
                <text:p>10.8</text:p>
              </table:table-cell>
              <table:table-cell office:value-type="float" office:value="3.41">
                <text:p>3.41</text:p>
              </table:table-cell>
              <table:table-cell office:value-type="float" office:value="4.89">
                <text:p>4.89</text:p>
              </table:table-cell>
              <table:table-cell office:value-type="float" office:value="3.8">
                <text:p>3.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0.82">
                <text:p>10.82</text:p>
              </table:table-cell>
              <table:table-cell office:value-type="float" office:value="12.24">
                <text:p>12.24</text:p>
              </table:table-cell>
              <table:table-cell office:value-type="float" office:value="11.87">
                <text:p>11.87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3.26">
                <text:p>3.26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2.1">
                <text:p>12.1</text:p>
              </table:table-cell>
              <table:table-cell office:value-type="float" office:value="13.63">
                <text:p>13.63</text:p>
              </table:table-cell>
              <table:table-cell office:value-type="float" office:value="13.27">
                <text:p>13.27</text:p>
              </table:table-cell>
              <table:table-cell office:value-type="float" office:value="11.83">
                <text:p>11.83</text:p>
              </table:table-cell>
              <table:table-cell office:value-type="float" office:value="0.73">
                <text:p>0.73</text:p>
              </table:table-cell>
              <table:table-cell office:value-type="float" office:value="2.94">
                <text:p>2.94</text:p>
              </table:table-cell>
              <table:table-cell office:value-type="float" office:value="1.69">
                <text:p>1.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2.59">
                <text:p>12.59</text:p>
              </table:table-cell>
              <table:table-cell office:value-type="float" office:value="13.93">
                <text:p>13.93</text:p>
              </table:table-cell>
              <table:table-cell office:value-type="float" office:value="13.8">
                <text:p>13.8</text:p>
              </table:table-cell>
              <table:table-cell office:value-type="float" office:value="12.46">
                <text:p>12.46</text:p>
              </table:table-cell>
              <table:table-cell office:value-type="float" office:value="-1.42">
                <text:p>-1.42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2.75">
                <text:p>12.75</text:p>
              </table:table-cell>
              <table:table-cell office:value-type="float" office:value="14.12">
                <text:p>14.12</text:p>
              </table:table-cell>
              <table:table-cell office:value-type="float" office:value="13.63">
                <text:p>13.63</text:p>
              </table:table-cell>
              <table:table-cell office:value-type="float" office:value="12.49">
                <text:p>12.49</text:p>
              </table:table-cell>
              <table:table-cell office:value-type="float" office:value="-3.24">
                <text:p>-3.24</text:p>
              </table:table-cell>
              <table:table-cell office:value-type="float" office:value="-0.86">
                <text:p>-0.86</text:p>
              </table:table-cell>
              <table:table-cell office:value-type="float" office:value="-2.17">
                <text:p>-2.17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2.55">
                <text:p>12.55</text:p>
              </table:table-cell>
              <table:table-cell office:value-type="float" office:value="13.76">
                <text:p>13.76</text:p>
              </table:table-cell>
              <table:table-cell office:value-type="float" office:value="13.22">
                <text:p>13.22</text:p>
              </table:table-cell>
              <table:table-cell office:value-type="float" office:value="12.01">
                <text:p>12.01</text:p>
              </table:table-cell>
              <table:table-cell office:value-type="float" office:value="-5.52">
                <text:p>-5.52</text:p>
              </table:table-cell>
              <table:table-cell office:value-type="float" office:value="-3.58">
                <text:p>-3.58</text:p>
              </table:table-cell>
              <table:table-cell office:value-type="float" office:value="-4.15">
                <text:p>-4.15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2.08">
                <text:p>12.08</text:p>
              </table:table-cell>
              <table:table-cell office:value-type="float" office:value="13.31">
                <text:p>13.31</text:p>
              </table:table-cell>
              <table:table-cell office:value-type="float" office:value="12.77">
                <text:p>12.77</text:p>
              </table:table-cell>
              <table:table-cell office:value-type="float" office:value="11.78">
                <text:p>11.78</text:p>
              </table:table-cell>
              <table:table-cell office:value-type="float" office:value="-8.18">
                <text:p>-8.18</text:p>
              </table:table-cell>
              <table:table-cell office:value-type="float" office:value="-6">
                <text:p>-6</text:p>
              </table:table-cell>
              <table:table-cell office:value-type="float" office:value="-5.44">
                <text:p>-5.4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2.18">
                <text:p>12.18</text:p>
              </table:table-cell>
              <table:table-cell office:value-type="float" office:value="13.45">
                <text:p>13.45</text:p>
              </table:table-cell>
              <table:table-cell office:value-type="float" office:value="12.91">
                <text:p>12.91</text:p>
              </table:table-cell>
              <table:table-cell office:value-type="float" office:value="11.64">
                <text:p>11.64</text:p>
              </table:table-cell>
              <table:table-cell office:value-type="float" office:value="-9.21">
                <text:p>-9.21</text:p>
              </table:table-cell>
              <table:table-cell office:value-type="float" office:value="-6.65">
                <text:p>-6.65</text:p>
              </table:table-cell>
              <table:table-cell office:value-type="float" office:value="-6.1">
                <text:p>-6.1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2.79">
                <text:p>12.79</text:p>
              </table:table-cell>
              <table:table-cell office:value-type="float" office:value="13.98">
                <text:p>13.98</text:p>
              </table:table-cell>
              <table:table-cell office:value-type="float" office:value="13.49">
                <text:p>13.49</text:p>
              </table:table-cell>
              <table:table-cell office:value-type="float" office:value="12.26">
                <text:p>12.26</text:p>
              </table:table-cell>
              <table:table-cell office:value-type="float" office:value="-9.61">
                <text:p>-9.61</text:p>
              </table:table-cell>
              <table:table-cell office:value-type="float" office:value="-7.09">
                <text:p>-7.09</text:p>
              </table:table-cell>
              <table:table-cell office:value-type="float" office:value="-6.43">
                <text:p>-6.43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0.26">
                <text:p>10.26</text:p>
              </table:table-cell>
              <table:table-cell office:value-type="float" office:value="10.95">
                <text:p>10.95</text:p>
              </table:table-cell>
              <table:table-cell office:value-type="float" office:value="10.96">
                <text:p>10.96</text:p>
              </table:table-cell>
              <table:table-cell office:value-type="float" office:value="9.69">
                <text:p>9.69</text:p>
              </table:table-cell>
              <table:table-cell office:value-type="float" office:value="-13.23">
                <text:p>-13.23</text:p>
              </table:table-cell>
              <table:table-cell office:value-type="float" office:value="-11.13">
                <text:p>-11.13</text:p>
              </table:table-cell>
              <table:table-cell office:value-type="float" office:value="-8.63">
                <text:p>-8.63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0.44">
                <text:p>10.44</text:p>
              </table:table-cell>
              <table:table-cell office:value-type="float" office:value="11.58">
                <text:p>11.58</text:p>
              </table:table-cell>
              <table:table-cell office:value-type="float" office:value="11.23">
                <text:p>11.23</text:p>
              </table:table-cell>
              <table:table-cell office:value-type="float" office:value="9.83">
                <text:p>9.83</text:p>
              </table:table-cell>
              <table:table-cell office:value-type="float" office:value="-13.68">
                <text:p>-13.68</text:p>
              </table:table-cell>
              <table:table-cell office:value-type="float" office:value="-11.4">
                <text:p>-11.4</text:p>
              </table:table-cell>
              <table:table-cell office:value-type="float" office:value="-9.12">
                <text:p>-9.12</text:p>
              </table:table-cell>
              <table:table-cell office:value-type="float" office:value="-13.2">
                <text:p>-13.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0.68">
                <text:p>10.68</text:p>
              </table:table-cell>
              <table:table-cell office:value-type="float" office:value="11.91">
                <text:p>11.91</text:p>
              </table:table-cell>
              <table:table-cell office:value-type="float" office:value="11.48">
                <text:p>11.48</text:p>
              </table:table-cell>
              <table:table-cell office:value-type="float" office:value="10.03">
                <text:p>10.03</text:p>
              </table:table-cell>
              <table:table-cell office:value-type="float" office:value="-14.76">
                <text:p>-14.76</text:p>
              </table:table-cell>
              <table:table-cell office:value-type="float" office:value="-12.1">
                <text:p>-12.1</text:p>
              </table:table-cell>
              <table:table-cell office:value-type="float" office:value="-9.32">
                <text:p>-9.32</text:p>
              </table:table-cell>
              <table:table-cell office:value-type="float" office:value="-14.22">
                <text:p>-14.22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2.05">
                <text:p>12.05</text:p>
              </table:table-cell>
              <table:table-cell office:value-type="float" office:value="13.35">
                <text:p>13.35</text:p>
              </table:table-cell>
              <table:table-cell office:value-type="float" office:value="12.95">
                <text:p>12.95</text:p>
              </table:table-cell>
              <table:table-cell office:value-type="float" office:value="11.36">
                <text:p>11.36</text:p>
              </table:table-cell>
              <table:table-cell office:value-type="float" office:value="-13.89">
                <text:p>-13.89</text:p>
              </table:table-cell>
              <table:table-cell office:value-type="float" office:value="-11.47">
                <text:p>-11.47</text:p>
              </table:table-cell>
              <table:table-cell office:value-type="float" office:value="-8.89">
                <text:p>-8.89</text:p>
              </table:table-cell>
              <table:table-cell office:value-type="float" office:value="-13.38">
                <text:p>-13.38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2.4">
                <text:p>12.4</text:p>
              </table:table-cell>
              <table:table-cell office:value-type="float" office:value="13.66">
                <text:p>13.66</text:p>
              </table:table-cell>
              <table:table-cell office:value-type="float" office:value="13.23">
                <text:p>13.23</text:p>
              </table:table-cell>
              <table:table-cell office:value-type="float" office:value="11.75">
                <text:p>11.75</text:p>
              </table:table-cell>
              <table:table-cell office:value-type="float" office:value="-14.56">
                <text:p>-14.56</text:p>
              </table:table-cell>
              <table:table-cell office:value-type="float" office:value="-12.21">
                <text:p>-12.21</text:p>
              </table:table-cell>
              <table:table-cell office:value-type="float" office:value="-9.07">
                <text:p>-9.07</text:p>
              </table:table-cell>
              <table:table-cell office:value-type="float" office:value="-13.99">
                <text:p>-13.99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2.21">
                <text:p>12.21</text:p>
              </table:table-cell>
              <table:table-cell office:value-type="float" office:value="13.45">
                <text:p>13.45</text:p>
              </table:table-cell>
              <table:table-cell office:value-type="float" office:value="13.05">
                <text:p>13.05</text:p>
              </table:table-cell>
              <table:table-cell office:value-type="float" office:value="11.63">
                <text:p>11.63</text:p>
              </table:table-cell>
              <table:table-cell office:value-type="float" office:value="-16.38">
                <text:p>-16.38</text:p>
              </table:table-cell>
              <table:table-cell office:value-type="float" office:value="-14.18">
                <text:p>-14.18</text:p>
              </table:table-cell>
              <table:table-cell office:value-type="float" office:value="-9.65">
                <text:p>-9.65</text:p>
              </table:table-cell>
              <table:table-cell office:value-type="float" office:value="-15.13">
                <text:p>-15.1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1.87">
                <text:p>11.87</text:p>
              </table:table-cell>
              <table:table-cell office:value-type="float" office:value="13.31">
                <text:p>13.31</text:p>
              </table:table-cell>
              <table:table-cell office:value-type="float" office:value="12.8">
                <text:p>12.8</text:p>
              </table:table-cell>
              <table:table-cell office:value-type="float" office:value="11.29">
                <text:p>11.29</text:p>
              </table:table-cell>
              <table:table-cell office:value-type="float" office:value="-18.11">
                <text:p>-18.11</text:p>
              </table:table-cell>
              <table:table-cell office:value-type="float" office:value="-16.53">
                <text:p>-16.53</text:p>
              </table:table-cell>
              <table:table-cell office:value-type="float" office:value="-10.22">
                <text:p>-10.22</text:p>
              </table:table-cell>
              <table:table-cell office:value-type="float" office:value="-16.53">
                <text:p>-16.53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11.9">
                <text:p>11.9</text:p>
              </table:table-cell>
              <table:table-cell office:value-type="float" office:value="13.09">
                <text:p>13.09</text:p>
              </table:table-cell>
              <table:table-cell office:value-type="float" office:value="12.56">
                <text:p>12.56</text:p>
              </table:table-cell>
              <table:table-cell office:value-type="float" office:value="11.17">
                <text:p>11.17</text:p>
              </table:table-cell>
              <table:table-cell office:value-type="float" office:value="-19.79">
                <text:p>-19.79</text:p>
              </table:table-cell>
              <table:table-cell office:value-type="float" office:value="-17.72">
                <text:p>-17.72</text:p>
              </table:table-cell>
              <table:table-cell office:value-type="float" office:value="-10.61">
                <text:p>-10.61</text:p>
              </table:table-cell>
              <table:table-cell office:value-type="float" office:value="-17.44">
                <text:p>-17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93cm" svg:y="0.316cm" chart:style-name="ch2">
          <text:p>CO-filter Attenuation</text:p>
        </chart:title>
        <chart:subtitle svg:x="5.813cm" svg:y="1.275cm" chart:style-name="ch3">
          <text:p>IFMod4, RF input 3 dBm</text:p>
        </chart:subtitle>
        <chart:legend chart:legend-position="end" svg:x="12.671cm" svg:y="2.458cm" style:legend-expansion="high" chart:style-name="ch4"/>
        <chart:plot-area chart:style-name="ch5" table:cell-range-address="Sheet1.D64:Sheet1.L101 Sheet1.E63:Sheet1.L63" chart:data-source-has-labels="row" svg:x="1.331cm" svg:y="2.318cm" svg:width="10.701cm" svg:height="5.521cm">
          <chartooo:coordinate-region svg:x="2.058cm" svg:y="2.518cm" svg:width="9.734cm" svg:height="5.122cm"/>
          <chart:axis chart:dimension="x" chart:name="primary-x" chart:style-name="ch6">
            <chart:title svg:x="5.79cm" svg:y="8.019cm" chart:style-name="ch7">
              <text:p>Freq. (GHz)</text:p>
            </chart:title>
          </chart:axis>
          <chart:axis chart:dimension="y" chart:name="primary-y" chart:style-name="ch6">
            <chart:title svg:x="0.451cm" svg:y="6.088cm" chart:style-name="ch8">
              <text:p>Output (dBm)</text:p>
            </chart:title>
            <chart:grid chart:style-name="ch9" chart:class="major"/>
          </chart:axis>
          <chart:series chart:style-name="ch10" chart:values-cell-range-address="Sheet1.E64:Sheet1.E101" chart:label-cell-address="Sheet1.E63:Sheet1.E63" chart:class="chart:scatter">
            <chart:domain table:cell-range-address="Sheet1.D64:Sheet1.D101"/>
            <chart:data-point chart:repeated="38"/>
          </chart:series>
          <chart:series chart:style-name="ch11" chart:values-cell-range-address="Sheet1.F64:Sheet1.F101" chart:label-cell-address="Sheet1.F63:Sheet1.F63" chart:class="chart:scatter">
            <chart:data-point chart:repeated="38"/>
          </chart:series>
          <chart:series chart:style-name="ch12" chart:values-cell-range-address="Sheet1.G64:Sheet1.G101" chart:label-cell-address="Sheet1.G63:Sheet1.G63" chart:class="chart:scatter">
            <chart:data-point chart:repeated="38"/>
          </chart:series>
          <chart:series chart:style-name="ch13" chart:values-cell-range-address="Sheet1.H64:Sheet1.H101" chart:label-cell-address="Sheet1.H63:Sheet1.H63" chart:class="chart:scatter">
            <chart:data-point chart:repeated="38"/>
          </chart:series>
          <chart:series chart:style-name="ch14" chart:values-cell-range-address="Sheet1.I64:Sheet1.I101" chart:label-cell-address="Sheet1.I63:Sheet1.I63" chart:class="chart:scatter">
            <chart:data-point chart:repeated="38"/>
          </chart:series>
          <chart:series chart:style-name="ch15" chart:values-cell-range-address="Sheet1.J64:Sheet1.J101" chart:label-cell-address="Sheet1.J63:Sheet1.J63" chart:class="chart:scatter">
            <chart:data-point chart:repeated="38"/>
          </chart:series>
          <chart:series chart:style-name="ch16" chart:values-cell-range-address="Sheet1.K64:Sheet1.K101" chart:label-cell-address="Sheet1.K63:Sheet1.K63" chart:class="chart:scatter">
            <chart:data-point chart:repeated="38"/>
          </chart:series>
          <chart:series chart:style-name="ch17" chart:values-cell-range-address="Sheet1.L64:Sheet1.L101" chart:label-cell-address="Sheet1.L63:Sheet1.L63" chart:class="chart:scatter">
            <chart:data-point chart:repeated="3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_out 12</text:p>
                <draw:g>
                  <svg:desc>Sheet1.E63:Sheet1.E63</svg:desc>
                </draw:g>
              </table:table-cell>
              <table:table-cell office:value-type="string">
                <text:p>P_out 13</text:p>
                <draw:g>
                  <svg:desc>Sheet1.F63:Sheet1.F63</svg:desc>
                </draw:g>
              </table:table-cell>
              <table:table-cell office:value-type="string">
                <text:p>P_out 14</text:p>
                <draw:g>
                  <svg:desc>Sheet1.G63:Sheet1.G63</svg:desc>
                </draw:g>
              </table:table-cell>
              <table:table-cell office:value-type="string">
                <text:p>P_out 15</text:p>
                <draw:g>
                  <svg:desc>Sheet1.H63:Sheet1.H63</svg:desc>
                </draw:g>
              </table:table-cell>
              <table:table-cell office:value-type="string">
                <text:p>P_out CO 12</text:p>
                <draw:g>
                  <svg:desc>Sheet1.I63:Sheet1.I63</svg:desc>
                </draw:g>
              </table:table-cell>
              <table:table-cell office:value-type="string">
                <text:p>P_out CO 13</text:p>
                <draw:g>
                  <svg:desc>Sheet1.J63:Sheet1.J63</svg:desc>
                </draw:g>
              </table:table-cell>
              <table:table-cell office:value-type="string">
                <text:p>P_out CO 14</text:p>
                <draw:g>
                  <svg:desc>Sheet1.K63:Sheet1.K63</svg:desc>
                </draw:g>
              </table:table-cell>
              <table:table-cell office:value-type="string">
                <text:p>P_out CO 15</text:p>
                <draw:g>
                  <svg:desc>Sheet1.L63:Sheet1.L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">
                <text:p>5.2</text:p>
                <draw:g>
                  <svg:desc>Sheet1.D64:Sheet1.D101</svg:desc>
                </draw:g>
              </table:table-cell>
              <table:table-cell office:value-type="float" office:value="12.23">
                <text:p>12.23</text:p>
                <draw:g>
                  <svg:desc>Sheet1.E64:Sheet1.E101</svg:desc>
                </draw:g>
              </table:table-cell>
              <table:table-cell office:value-type="float" office:value="13.57">
                <text:p>13.57</text:p>
                <draw:g>
                  <svg:desc>Sheet1.F64:Sheet1.F101</svg:desc>
                </draw:g>
              </table:table-cell>
              <table:table-cell office:value-type="float" office:value="13.51">
                <text:p>13.51</text:p>
                <draw:g>
                  <svg:desc>Sheet1.G64:Sheet1.G101</svg:desc>
                </draw:g>
              </table:table-cell>
              <table:table-cell office:value-type="float" office:value="11.73">
                <text:p>11.73</text:p>
                <draw:g>
                  <svg:desc>Sheet1.H64:Sheet1.H101</svg:desc>
                </draw:g>
              </table:table-cell>
              <table:table-cell office:value-type="float" office:value="11.91">
                <text:p>11.91</text:p>
                <draw:g>
                  <svg:desc>Sheet1.I64:Sheet1.I101</svg:desc>
                </draw:g>
              </table:table-cell>
              <table:table-cell office:value-type="float" office:value="13.28">
                <text:p>13.28</text:p>
                <draw:g>
                  <svg:desc>Sheet1.J64:Sheet1.J101</svg:desc>
                </draw:g>
              </table:table-cell>
              <table:table-cell office:value-type="float" office:value="12.75">
                <text:p>12.75</text:p>
                <draw:g>
                  <svg:desc>Sheet1.K64:Sheet1.K101</svg:desc>
                </draw:g>
              </table:table-cell>
              <table:table-cell office:value-type="float" office:value="11.35">
                <text:p>11.35</text:p>
                <draw:g>
                  <svg:desc>Sheet1.L64:Sheet1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">
                <text:p>5.3</text:p>
              </table:table-cell>
              <table:table-cell office:value-type="float" office:value="12.73">
                <text:p>12.73</text:p>
              </table:table-cell>
              <table:table-cell office:value-type="float" office:value="13.83">
                <text:p>13.83</text:p>
              </table:table-cell>
              <table:table-cell office:value-type="float" office:value="13.59">
                <text:p>13.59</text:p>
              </table:table-cell>
              <table:table-cell office:value-type="float" office:value="11.98">
                <text:p>11.98</text:p>
              </table:table-cell>
              <table:table-cell office:value-type="float" office:value="12.13">
                <text:p>12.13</text:p>
              </table:table-cell>
              <table:table-cell office:value-type="float" office:value="13.29">
                <text:p>13.29</text:p>
              </table:table-cell>
              <table:table-cell office:value-type="float" office:value="13.11">
                <text:p>13.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">
                <text:p>5.4</text:p>
              </table:table-cell>
              <table:table-cell office:value-type="float" office:value="11.99">
                <text:p>11.99</text:p>
              </table:table-cell>
              <table:table-cell office:value-type="float" office:value="13.25">
                <text:p>13.25</text:p>
              </table:table-cell>
              <table:table-cell office:value-type="float" office:value="12.82">
                <text:p>12.82</text:p>
              </table:table-cell>
              <table:table-cell office:value-type="float" office:value="11.2">
                <text:p>11.2</text:p>
              </table:table-cell>
              <table:table-cell office:value-type="float" office:value="12.53">
                <text:p>12.53</text:p>
              </table:table-cell>
              <table:table-cell office:value-type="float" office:value="13.81">
                <text:p>13.81</text:p>
              </table:table-cell>
              <table:table-cell office:value-type="float" office:value="13.1">
                <text:p>13.1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13.67">
                <text:p>13.67</text:p>
              </table:table-cell>
              <table:table-cell office:value-type="float" office:value="14.87">
                <text:p>14.87</text:p>
              </table:table-cell>
              <table:table-cell office:value-type="float" office:value="14.29">
                <text:p>14.29</text:p>
              </table:table-cell>
              <table:table-cell office:value-type="float" office:value="12.81">
                <text:p>12.81</text:p>
              </table:table-cell>
              <table:table-cell office:value-type="float" office:value="13.14">
                <text:p>13.14</text:p>
              </table:table-cell>
              <table:table-cell office:value-type="float" office:value="14.58">
                <text:p>14.58</text:p>
              </table:table-cell>
              <table:table-cell office:value-type="float" office:value="14.15">
                <text:p>14.15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14.23">
                <text:p>14.23</text:p>
              </table:table-cell>
              <table:table-cell office:value-type="float" office:value="15.35">
                <text:p>15.35</text:p>
              </table:table-cell>
              <table:table-cell office:value-type="float" office:value="14.98">
                <text:p>14.98</text:p>
              </table:table-cell>
              <table:table-cell office:value-type="float" office:value="13.06">
                <text:p>13.06</text:p>
              </table:table-cell>
              <table:table-cell office:value-type="float" office:value="14.11">
                <text:p>14.11</text:p>
              </table:table-cell>
              <table:table-cell office:value-type="float" office:value="15.32">
                <text:p>15.32</text:p>
              </table:table-cell>
              <table:table-cell office:value-type="float" office:value="15.03">
                <text:p>15.03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">
                <text:p>5.7</text:p>
              </table:table-cell>
              <table:table-cell office:value-type="float" office:value="14.29">
                <text:p>14.29</text:p>
              </table:table-cell>
              <table:table-cell office:value-type="float" office:value="15.35">
                <text:p>15.35</text:p>
              </table:table-cell>
              <table:table-cell office:value-type="float" office:value="15.13">
                <text:p>15.13</text:p>
              </table:table-cell>
              <table:table-cell office:value-type="float" office:value="13.24">
                <text:p>13.24</text:p>
              </table:table-cell>
              <table:table-cell office:value-type="float" office:value="14.15">
                <text:p>14.15</text:p>
              </table:table-cell>
              <table:table-cell office:value-type="float" office:value="15.49">
                <text:p>15.49</text:p>
              </table:table-cell>
              <table:table-cell office:value-type="float" office:value="15.09">
                <text:p>15.09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13.96">
                <text:p>13.96</text:p>
              </table:table-cell>
              <table:table-cell office:value-type="float" office:value="15.06">
                <text:p>15.06</text:p>
              </table:table-cell>
              <table:table-cell office:value-type="float" office:value="14.7">
                <text:p>14.7</text:p>
              </table:table-cell>
              <table:table-cell office:value-type="float" office:value="12.96">
                <text:p>12.96</text:p>
              </table:table-cell>
              <table:table-cell office:value-type="float" office:value="14.22">
                <text:p>14.22</text:p>
              </table:table-cell>
              <table:table-cell office:value-type="float" office:value="15.37">
                <text:p>15.37</text:p>
              </table:table-cell>
              <table:table-cell office:value-type="float" office:value="14.64">
                <text:p>14.64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">
                <text:p>5.9</text:p>
              </table:table-cell>
              <table:table-cell office:value-type="float" office:value="14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4.96">
                <text:p>14.96</text:p>
              </table:table-cell>
              <table:table-cell office:value-type="float" office:value="13.31">
                <text:p>13.31</text:p>
              </table:table-cell>
              <table:table-cell office:value-type="float" office:value="14.31">
                <text:p>14.31</text:p>
              </table:table-cell>
              <table:table-cell office:value-type="float" office:value="15.37">
                <text:p>15.37</text:p>
              </table:table-cell>
              <table:table-cell office:value-type="float" office:value="14.89">
                <text:p>14.8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.6">
                <text:p>13.6</text:p>
              </table:table-cell>
              <table:table-cell office:value-type="float" office:value="14.69">
                <text:p>14.69</text:p>
              </table:table-cell>
              <table:table-cell office:value-type="float" office:value="14.42">
                <text:p>14.42</text:p>
              </table:table-cell>
              <table:table-cell office:value-type="float" office:value="12.79">
                <text:p>12.79</text:p>
              </table:table-cell>
              <table:table-cell office:value-type="float" office:value="13.8">
                <text:p>13.8</text:p>
              </table:table-cell>
              <table:table-cell office:value-type="float" office:value="14.73">
                <text:p>14.73</text:p>
              </table:table-cell>
              <table:table-cell office:value-type="float" office:value="14.43">
                <text:p>14.43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">
                <text:p>6.1</text:p>
              </table:table-cell>
              <table:table-cell office:value-type="float" office:value="9.95">
                <text:p>9.95</text:p>
              </table:table-cell>
              <table:table-cell office:value-type="float" office:value="11.7">
                <text:p>11.7</text:p>
              </table:table-cell>
              <table:table-cell office:value-type="float" office:value="11.25">
                <text:p>11.25</text:p>
              </table:table-cell>
              <table:table-cell office:value-type="float" office:value="9.22">
                <text:p>9.22</text:p>
              </table:table-cell>
              <table:table-cell office:value-type="float" office:value="10.11">
                <text:p>10.11</text:p>
              </table:table-cell>
              <table:table-cell office:value-type="float" office:value="11.67">
                <text:p>11.67</text:p>
              </table:table-cell>
              <table:table-cell office:value-type="float" office:value="11.31">
                <text:p>11.3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11.8">
                <text:p>11.8</text:p>
              </table:table-cell>
              <table:table-cell office:value-type="float" office:value="12.92">
                <text:p>12.92</text:p>
              </table:table-cell>
              <table:table-cell office:value-type="float" office:value="12.82">
                <text:p>12.82</text:p>
              </table:table-cell>
              <table:table-cell office:value-type="float" office:value="11">
                <text:p>11</text:p>
              </table:table-cell>
              <table:table-cell office:value-type="float" office:value="11.73">
                <text:p>11.73</text:p>
              </table:table-cell>
              <table:table-cell office:value-type="float" office:value="12.96">
                <text:p>12.96</text:p>
              </table:table-cell>
              <table:table-cell office:value-type="float" office:value="12.77">
                <text:p>12.7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11.34">
                <text:p>11.34</text:p>
              </table:table-cell>
              <table:table-cell office:value-type="float" office:value="12.69">
                <text:p>12.69</text:p>
              </table:table-cell>
              <table:table-cell office:value-type="float" office:value="12.46">
                <text:p>12.46</text:p>
              </table:table-cell>
              <table:table-cell office:value-type="float" office:value="10.51">
                <text:p>10.51</text:p>
              </table:table-cell>
              <table:table-cell office:value-type="float" office:value="11.42">
                <text:p>11.42</text:p>
              </table:table-cell>
              <table:table-cell office:value-type="float" office:value="12.75">
                <text:p>12.75</text:p>
              </table:table-cell>
              <table:table-cell office:value-type="float" office:value="12.39">
                <text:p>12.3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">
                <text:p>6.4</text:p>
              </table:table-cell>
              <table:table-cell office:value-type="float" office:value="11.52">
                <text:p>11.52</text:p>
              </table:table-cell>
              <table:table-cell office:value-type="float" office:value="12.77">
                <text:p>12.77</text:p>
              </table:table-cell>
              <table:table-cell office:value-type="float" office:value="12.81">
                <text:p>12.81</text:p>
              </table:table-cell>
              <table:table-cell office:value-type="float" office:value="10.79">
                <text:p>10.79</text:p>
              </table:table-cell>
              <table:table-cell office:value-type="float" office:value="11.67">
                <text:p>11.67</text:p>
              </table:table-cell>
              <table:table-cell office:value-type="float" office:value="12.86">
                <text:p>12.86</text:p>
              </table:table-cell>
              <table:table-cell office:value-type="float" office:value="12.52">
                <text:p>12.5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2.55">
                <text:p>12.55</text:p>
              </table:table-cell>
              <table:table-cell office:value-type="float" office:value="13.76">
                <text:p>13.76</text:p>
              </table:table-cell>
              <table:table-cell office:value-type="float" office:value="13.26">
                <text:p>13.26</text:p>
              </table:table-cell>
              <table:table-cell office:value-type="float" office:value="11.87">
                <text:p>11.87</text:p>
              </table:table-cell>
              <table:table-cell office:value-type="float" office:value="12.54">
                <text:p>12.54</text:p>
              </table:table-cell>
              <table:table-cell office:value-type="float" office:value="13.72">
                <text:p>13.72</text:p>
              </table:table-cell>
              <table:table-cell office:value-type="float" office:value="12.55">
                <text:p>12.55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">
                <text:p>6.6</text:p>
              </table:table-cell>
              <table:table-cell office:value-type="float" office:value="13.33">
                <text:p>13.33</text:p>
              </table:table-cell>
              <table:table-cell office:value-type="float" office:value="14.63">
                <text:p>14.63</text:p>
              </table:table-cell>
              <table:table-cell office:value-type="float" office:value="14.28">
                <text:p>14.28</text:p>
              </table:table-cell>
              <table:table-cell office:value-type="float" office:value="12.56">
                <text:p>12.56</text:p>
              </table:table-cell>
              <table:table-cell office:value-type="float" office:value="12.82">
                <text:p>12.82</text:p>
              </table:table-cell>
              <table:table-cell office:value-type="float" office:value="14.03">
                <text:p>14.03</text:p>
              </table:table-cell>
              <table:table-cell office:value-type="float" office:value="11.92">
                <text:p>11.92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">
                <text:p>6.7</text:p>
              </table:table-cell>
              <table:table-cell office:value-type="float" office:value="13.26">
                <text:p>13.26</text:p>
              </table:table-cell>
              <table:table-cell office:value-type="float" office:value="14.36">
                <text:p>14.36</text:p>
              </table:table-cell>
              <table:table-cell office:value-type="float" office:value="14.21">
                <text:p>14.21</text:p>
              </table:table-cell>
              <table:table-cell office:value-type="float" office:value="12.34">
                <text:p>12.34</text:p>
              </table:table-cell>
              <table:table-cell office:value-type="float" office:value="11.93">
                <text:p>11.93</text:p>
              </table:table-cell>
              <table:table-cell office:value-type="float" office:value="13.31">
                <text:p>13.31</text:p>
              </table:table-cell>
              <table:table-cell office:value-type="float" office:value="9.38">
                <text:p>9.3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3.46">
                <text:p>13.46</text:p>
              </table:table-cell>
              <table:table-cell office:value-type="float" office:value="14.51">
                <text:p>14.51</text:p>
              </table:table-cell>
              <table:table-cell office:value-type="float" office:value="14.25">
                <text:p>14.25</text:p>
              </table:table-cell>
              <table:table-cell office:value-type="float" office:value="12.66">
                <text:p>12.66</text:p>
              </table:table-cell>
              <table:table-cell office:value-type="float" office:value="10.88">
                <text:p>10.88</text:p>
              </table:table-cell>
              <table:table-cell office:value-type="float" office:value="11.76">
                <text:p>11.76</text:p>
              </table:table-cell>
              <table:table-cell office:value-type="float" office:value="7.65">
                <text:p>7.65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3.5">
                <text:p>13.5</text:p>
              </table:table-cell>
              <table:table-cell office:value-type="float" office:value="14.49">
                <text:p>14.49</text:p>
              </table:table-cell>
              <table:table-cell office:value-type="float" office:value="13.99">
                <text:p>13.99</text:p>
              </table:table-cell>
              <table:table-cell office:value-type="float" office:value="12.59">
                <text:p>12.59</text:p>
              </table:table-cell>
              <table:table-cell office:value-type="float" office:value="9.18">
                <text:p>9.18</text:p>
              </table:table-cell>
              <table:table-cell office:value-type="float" office:value="10.47">
                <text:p>10.47</text:p>
              </table:table-cell>
              <table:table-cell office:value-type="float" office:value="6.91">
                <text:p>6.9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.63">
                <text:p>13.63</text:p>
              </table:table-cell>
              <table:table-cell office:value-type="float" office:value="14.61">
                <text:p>14.61</text:p>
              </table:table-cell>
              <table:table-cell office:value-type="float" office:value="14.31">
                <text:p>14.31</text:p>
              </table:table-cell>
              <table:table-cell office:value-type="float" office:value="12.83">
                <text:p>12.83</text:p>
              </table:table-cell>
              <table:table-cell office:value-type="float" office:value="8.07">
                <text:p>8.07</text:p>
              </table:table-cell>
              <table:table-cell office:value-type="float" office:value="9.52">
                <text:p>9.52</text:p>
              </table:table-cell>
              <table:table-cell office:value-type="float" office:value="5.73">
                <text:p>5.73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1.12">
                <text:p>11.12</text:p>
              </table:table-cell>
              <table:table-cell office:value-type="float" office:value="12.57">
                <text:p>12.57</text:p>
              </table:table-cell>
              <table:table-cell office:value-type="float" office:value="12.37">
                <text:p>12.37</text:p>
              </table:table-cell>
              <table:table-cell office:value-type="float" office:value="10.5">
                <text:p>10.5</text:p>
              </table:table-cell>
              <table:table-cell office:value-type="float" office:value="4.26">
                <text:p>4.26</text:p>
              </table:table-cell>
              <table:table-cell office:value-type="float" office:value="5.78">
                <text:p>5.78</text:p>
              </table:table-cell>
              <table:table-cell office:value-type="float" office:value="2.14">
                <text:p>2.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2.08">
                <text:p>12.08</text:p>
              </table:table-cell>
              <table:table-cell office:value-type="float" office:value="13.36">
                <text:p>13.36</text:p>
              </table:table-cell>
              <table:table-cell office:value-type="float" office:value="13.27">
                <text:p>13.27</text:p>
              </table:table-cell>
              <table:table-cell office:value-type="float" office:value="11.57">
                <text:p>11.57</text:p>
              </table:table-cell>
              <table:table-cell office:value-type="float" office:value="4.59">
                <text:p>4.59</text:p>
              </table:table-cell>
              <table:table-cell office:value-type="float" office:value="6.16">
                <text:p>6.16</text:p>
              </table:table-cell>
              <table:table-cell office:value-type="float" office:value="2.37">
                <text:p>2.3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2.48">
                <text:p>12.48</text:p>
              </table:table-cell>
              <table:table-cell office:value-type="float" office:value="13.6">
                <text:p>13.6</text:p>
              </table:table-cell>
              <table:table-cell office:value-type="float" office:value="13.54">
                <text:p>13.54</text:p>
              </table:table-cell>
              <table:table-cell office:value-type="float" office:value="11.83">
                <text:p>11.83</text:p>
              </table:table-cell>
              <table:table-cell office:value-type="float" office:value="4.11">
                <text:p>4.11</text:p>
              </table:table-cell>
              <table:table-cell office:value-type="float" office:value="5.68">
                <text:p>5.68</text:p>
              </table:table-cell>
              <table:table-cell office:value-type="float" office:value="1.75">
                <text:p>1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2.1">
                <text:p>12.1</text:p>
              </table:table-cell>
              <table:table-cell office:value-type="float" office:value="13.55">
                <text:p>13.55</text:p>
              </table:table-cell>
              <table:table-cell office:value-type="float" office:value="13.33">
                <text:p>13.33</text:p>
              </table:table-cell>
              <table:table-cell office:value-type="float" office:value="11.64">
                <text:p>11.64</text:p>
              </table:table-cell>
              <table:table-cell office:value-type="float" office:value="1.9">
                <text:p>1.9</text:p>
              </table:table-cell>
              <table:table-cell office:value-type="float" office:value="4.53">
                <text:p>4.53</text:p>
              </table:table-cell>
              <table:table-cell office:value-type="float" office:value="-0.17">
                <text:p>-0.1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3.11">
                <text:p>13.11</text:p>
              </table:table-cell>
              <table:table-cell office:value-type="float" office:value="14.55">
                <text:p>14.55</text:p>
              </table:table-cell>
              <table:table-cell office:value-type="float" office:value="14.42">
                <text:p>14.42</text:p>
              </table:table-cell>
              <table:table-cell office:value-type="float" office:value="12.64">
                <text:p>12.64</text:p>
              </table:table-cell>
              <table:table-cell office:value-type="float" office:value="0.84">
                <text:p>0.84</text:p>
              </table:table-cell>
              <table:table-cell office:value-type="float" office:value="3.76">
                <text:p>3.76</text:p>
              </table:table-cell>
              <table:table-cell office:value-type="float" office:value="-0.46">
                <text:p>-0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3.79">
                <text:p>13.79</text:p>
              </table:table-cell>
              <table:table-cell office:value-type="float" office:value="14.98">
                <text:p>14.98</text:p>
              </table:table-cell>
              <table:table-cell office:value-type="float" office:value="14.97">
                <text:p>14.97</text:p>
              </table:table-cell>
              <table:table-cell office:value-type="float" office:value="13.23">
                <text:p>13.23</text:p>
              </table:table-cell>
              <table:table-cell office:value-type="float" office:value="-0.44">
                <text:p>-0.44</text:p>
              </table:table-cell>
              <table:table-cell office:value-type="float" office:value="1.99">
                <text:p>1.99</text:p>
              </table:table-cell>
              <table:table-cell office:value-type="float" office:value="-1.92">
                <text:p>-1.9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3.66">
                <text:p>13.66</text:p>
              </table:table-cell>
              <table:table-cell office:value-type="float" office:value="14.96">
                <text:p>14.96</text:p>
              </table:table-cell>
              <table:table-cell office:value-type="float" office:value="14.94">
                <text:p>14.94</text:p>
              </table:table-cell>
              <table:table-cell office:value-type="float" office:value="13.17">
                <text:p>13.17</text:p>
              </table:table-cell>
              <table:table-cell office:value-type="float" office:value="-2.65">
                <text:p>-2.65</text:p>
              </table:table-cell>
              <table:table-cell office:value-type="float" office:value="-0.244">
                <text:p>-0.244</text:p>
              </table:table-cell>
              <table:table-cell office:value-type="float" office:value="-4.6">
                <text:p>-4.6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3.48">
                <text:p>13.48</text:p>
              </table:table-cell>
              <table:table-cell office:value-type="float" office:value="14.64">
                <text:p>14.64</text:p>
              </table:table-cell>
              <table:table-cell office:value-type="float" office:value="14.51">
                <text:p>14.51</text:p>
              </table:table-cell>
              <table:table-cell office:value-type="float" office:value="13">
                <text:p>13</text:p>
              </table:table-cell>
              <table:table-cell office:value-type="float" office:value="-4.87">
                <text:p>-4.87</text:p>
              </table:table-cell>
              <table:table-cell office:value-type="float" office:value="-2.99">
                <text:p>-2.99</text:p>
              </table:table-cell>
              <table:table-cell office:value-type="float" office:value="-7.41">
                <text:p>-7.41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38">
                <text:p>13.38</text:p>
              </table:table-cell>
              <table:table-cell office:value-type="float" office:value="14.58">
                <text:p>14.58</text:p>
              </table:table-cell>
              <table:table-cell office:value-type="float" office:value="14.42">
                <text:p>14.42</text:p>
              </table:table-cell>
              <table:table-cell office:value-type="float" office:value="12.66">
                <text:p>12.66</text:p>
              </table:table-cell>
              <table:table-cell office:value-type="float" office:value="-6.63">
                <text:p>-6.63</text:p>
              </table:table-cell>
              <table:table-cell office:value-type="float" office:value="-4.76">
                <text:p>-4.76</text:p>
              </table:table-cell>
              <table:table-cell office:value-type="float" office:value="-9.14">
                <text:p>-9.14</text:p>
              </table:table-cell>
              <table:table-cell office:value-type="float" office:value="-7.29">
                <text:p>-7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3.1">
                <text:p>13.1</text:p>
              </table:table-cell>
              <table:table-cell office:value-type="float" office:value="14.48">
                <text:p>14.48</text:p>
              </table:table-cell>
              <table:table-cell office:value-type="float" office:value="14.18">
                <text:p>14.18</text:p>
              </table:table-cell>
              <table:table-cell office:value-type="float" office:value="12.57">
                <text:p>12.57</text:p>
              </table:table-cell>
              <table:table-cell office:value-type="float" office:value="-8.22">
                <text:p>-8.22</text:p>
              </table:table-cell>
              <table:table-cell office:value-type="float" office:value="-6.25">
                <text:p>-6.25</text:p>
              </table:table-cell>
              <table:table-cell office:value-type="float" office:value="-9.57">
                <text:p>-9.57</text:p>
              </table:table-cell>
              <table:table-cell office:value-type="float" office:value="-7.82">
                <text:p>-7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0.43">
                <text:p>10.43</text:p>
              </table:table-cell>
              <table:table-cell office:value-type="float" office:value="12.09">
                <text:p>12.09</text:p>
              </table:table-cell>
              <table:table-cell office:value-type="float" office:value="12.1">
                <text:p>12.1</text:p>
              </table:table-cell>
              <table:table-cell office:value-type="float" office:value="9.81">
                <text:p>9.81</text:p>
              </table:table-cell>
              <table:table-cell office:value-type="float" office:value="-11.6">
                <text:p>-11.6</text:p>
              </table:table-cell>
              <table:table-cell office:value-type="float" office:value="-9.34">
                <text:p>-9.34</text:p>
              </table:table-cell>
              <table:table-cell office:value-type="float" office:value="-12.15">
                <text:p>-12.15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1.31">
                <text:p>11.31</text:p>
              </table:table-cell>
              <table:table-cell office:value-type="float" office:value="12.67">
                <text:p>12.67</text:p>
              </table:table-cell>
              <table:table-cell office:value-type="float" office:value="12.51">
                <text:p>12.51</text:p>
              </table:table-cell>
              <table:table-cell office:value-type="float" office:value="10.72">
                <text:p>10.72</text:p>
              </table:table-cell>
              <table:table-cell office:value-type="float" office:value="-10.49">
                <text:p>-10.49</text:p>
              </table:table-cell>
              <table:table-cell office:value-type="float" office:value="-8.63">
                <text:p>-8.63</text:p>
              </table:table-cell>
              <table:table-cell office:value-type="float" office:value="-12.55">
                <text:p>-12.55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81">
                <text:p>12.81</text:p>
              </table:table-cell>
              <table:table-cell office:value-type="float" office:value="12.58">
                <text:p>12.58</text:p>
              </table:table-cell>
              <table:table-cell office:value-type="float" office:value="10.65">
                <text:p>10.65</text:p>
              </table:table-cell>
              <table:table-cell office:value-type="float" office:value="-11.33">
                <text:p>-11.33</text:p>
              </table:table-cell>
              <table:table-cell office:value-type="float" office:value="-8.97">
                <text:p>-8.97</text:p>
              </table:table-cell>
              <table:table-cell office:value-type="float" office:value="-13.65">
                <text:p>-13.65</text:p>
              </table:table-cell>
              <table:table-cell office:value-type="float" office:value="-11.65">
                <text:p>-1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1.64">
                <text:p>11.64</text:p>
              </table:table-cell>
              <table:table-cell office:value-type="float" office:value="13.21">
                <text:p>13.21</text:p>
              </table:table-cell>
              <table:table-cell office:value-type="float" office:value="12.99">
                <text:p>12.99</text:p>
              </table:table-cell>
              <table:table-cell office:value-type="float" office:value="10.96">
                <text:p>10.96</text:p>
              </table:table-cell>
              <table:table-cell office:value-type="float" office:value="-11.37">
                <text:p>-11.37</text:p>
              </table:table-cell>
              <table:table-cell office:value-type="float" office:value="-8.96">
                <text:p>-8.96</text:p>
              </table:table-cell>
              <table:table-cell office:value-type="float" office:value="-13.99">
                <text:p>-13.99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2.75">
                <text:p>12.75</text:p>
              </table:table-cell>
              <table:table-cell office:value-type="float" office:value="14.29">
                <text:p>14.29</text:p>
              </table:table-cell>
              <table:table-cell office:value-type="float" office:value="14.11">
                <text:p>14.11</text:p>
              </table:table-cell>
              <table:table-cell office:value-type="float" office:value="12.14">
                <text:p>12.14</text:p>
              </table:table-cell>
              <table:table-cell office:value-type="float" office:value="-10.66">
                <text:p>-10.66</text:p>
              </table:table-cell>
              <table:table-cell office:value-type="float" office:value="-8.37">
                <text:p>-8.37</text:p>
              </table:table-cell>
              <table:table-cell office:value-type="float" office:value="-12.64">
                <text:p>-12.64</text:p>
              </table:table-cell>
              <table:table-cell office:value-type="float" office:value="-11.33">
                <text:p>-11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3.25">
                <text:p>13.25</text:p>
              </table:table-cell>
              <table:table-cell office:value-type="float" office:value="14.76">
                <text:p>14.76</text:p>
              </table:table-cell>
              <table:table-cell office:value-type="float" office:value="14.52">
                <text:p>14.52</text:p>
              </table:table-cell>
              <table:table-cell office:value-type="float" office:value="12.55">
                <text:p>12.55</text:p>
              </table:table-cell>
              <table:table-cell office:value-type="float" office:value="-11.31">
                <text:p>-11.31</text:p>
              </table:table-cell>
              <table:table-cell office:value-type="float" office:value="-9.01">
                <text:p>-9.01</text:p>
              </table:table-cell>
              <table:table-cell office:value-type="float" office:value="-12.52">
                <text:p>-12.52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3.32">
                <text:p>13.32</text:p>
              </table:table-cell>
              <table:table-cell office:value-type="float" office:value="14.62">
                <text:p>14.62</text:p>
              </table:table-cell>
              <table:table-cell office:value-type="float" office:value="14.32">
                <text:p>14.32</text:p>
              </table:table-cell>
              <table:table-cell office:value-type="float" office:value="12.53">
                <text:p>12.53</text:p>
              </table:table-cell>
              <table:table-cell office:value-type="float" office:value="-12.52">
                <text:p>-12.52</text:p>
              </table:table-cell>
              <table:table-cell office:value-type="float" office:value="-11.31">
                <text:p>-11.31</text:p>
              </table:table-cell>
              <table:table-cell office:value-type="float" office:value="-13.42">
                <text:p>-13.42</text:p>
              </table:table-cell>
              <table:table-cell office:value-type="float" office:value="-13.35">
                <text:p>-13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3.18">
                <text:p>13.18</text:p>
              </table:table-cell>
              <table:table-cell office:value-type="float" office:value="14.38">
                <text:p>14.38</text:p>
              </table:table-cell>
              <table:table-cell office:value-type="float" office:value="14.33">
                <text:p>14.33</text:p>
              </table:table-cell>
              <table:table-cell office:value-type="float" office:value="12.32">
                <text:p>12.32</text:p>
              </table:table-cell>
              <table:table-cell office:value-type="float" office:value="-15.11">
                <text:p>-15.11</text:p>
              </table:table-cell>
              <table:table-cell office:value-type="float" office:value="-13.22">
                <text:p>-13.22</text:p>
              </table:table-cell>
              <table:table-cell office:value-type="float" office:value="-14.51">
                <text:p>-14.51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13.17">
                <text:p>13.17</text:p>
              </table:table-cell>
              <table:table-cell office:value-type="float" office:value="14.42">
                <text:p>14.42</text:p>
              </table:table-cell>
              <table:table-cell office:value-type="float" office:value="14.22">
                <text:p>14.22</text:p>
              </table:table-cell>
              <table:table-cell office:value-type="float" office:value="12.54">
                <text:p>12.54</text:p>
              </table:table-cell>
              <table:table-cell office:value-type="float" office:value="-16.81">
                <text:p>-16.81</text:p>
              </table:table-cell>
              <table:table-cell office:value-type="float" office:value="-14.76">
                <text:p>-14.76</text:p>
              </table:table-cell>
              <table:table-cell office:value-type="float" office:value="-16.04">
                <text:p>-16.04</text:p>
              </table:table-cell>
              <table:table-cell office:value-type="float" office:value="-16.13">
                <text:p>-16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